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4.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14"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background-color="transparent"/>
    </style:style>
    <style:style style:name="ce3" style:family="table-cell" style:parent-style-name="Default" style:data-style-name="N114">
      <style:map style:condition="cell-content()=0" style:apply-style-name="Accent" style:base-cell-address="Sheet1.A3"/>
      <style:map style:condition="cell-content()=[.A2]" style:apply-style-name="Empty" style:base-cell-address="Sheet1.A3"/>
    </style:style>
    <style:style style:name="ce4" style:family="table-cell" style:parent-style-name="Default" style:data-style-name="N114">
      <style:text-properties fo:font-weight="normal" style:font-weight-asian="normal" style:font-weight-complex="normal"/>
      <style:map style:condition="cell-content()=0" style:apply-style-name="Accent" style:base-cell-address="Sheet1.A3"/>
      <style:map style:condition="cell-content()=[.A2]" style:apply-style-name="Empty" style:base-cell-address="Sheet1.A3"/>
    </style:style>
    <style:style style:name="ce5" style:family="table-cell" style:parent-style-name="Default" style:data-style-name="N114"/>
    <style:style style:name="ce6" style:family="table-cell" style:parent-style-name="Default" style:data-style-name="N99">
      <style:table-cell-properties fo:background-color="transparent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fo:background-color="#127622"/>
    </style:style>
    <style:style style:name="ce10" style:family="table-cell" style:parent-style-name="Default">
      <style:table-cell-properties fo:background-color="#12762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 office:value-type="string" calcext:value-type="string">
            <text:p>Start angle</text:p>
          </table:table-cell>
          <table:table-cell table:style-name="ce1" office:value-type="string" calcext:value-type="string">
            <text:p>Last angle</text:p>
          </table:table-cell>
          <table:table-cell table:style-name="ce1" office:value-type="string" calcext:value-type="string">
            <text:p>Current angle</text:p>
          </table:table-cell>
          <table:table-cell table:style-name="ce1" office:value-type="string" calcext:value-type="string">
            <text:p>Apply normalization</text:p>
          </table:table-cell>
          <table:table-cell table:style-name="ce1" office:value-type="string" calcext:value-type="string">
            <text:p>Normalized angle</text:p>
          </table:table-cell>
          <table:table-cell table:style-name="ce1" office:value-type="string" calcext:value-type="string">
            <text:p>Change in angle</text:p>
          </table:table-cell>
          <table:table-cell table:style-name="ce1" office:value-type="string" calcext:value-type="string">
            <text:p>Cycle done?</text:p>
          </table:table-cell>
          <table:table-cell table:style-name="ce1" table:number-columns-repeated="2"/>
          <table:table-cell table:style-name="ce8" table:number-columns-repeated="1015"/>
        </table:table-row>
        <table:table-row table:style-name="ro1">
          <table:table-cell table:style-name="ce2" table:formula="of:=[.$J$3]" office:value-type="float" office:value="200" calcext:value-type="float">
            <text:p>200°</text:p>
          </table:table-cell>
          <table:table-cell table:style-name="ce2" table:formula="of:=IF([.$J$4] = &quot;&quot;; [.$J$5] - 5; [.$J$4])" office:value-type="float" office:value="195" calcext:value-type="float">
            <text:p>195°</text:p>
          </table:table-cell>
          <table:table-cell table:style-name="ce2" table:formula="of:=[.$J$5]" office:value-type="float" office:value="200" calcext:value-type="float">
            <text:p>200°</text:p>
          </table:table-cell>
          <table:table-cell table:style-name="ce6" table:formula="of:=IF(AND([.D1] = 1; [.G1] &lt;&gt; &quot;Yes&quot;); 1; IF([.B2] &gt; [.C2] + [.$J$7];1;0))" office:value-type="boolean" office:boolean-value="false" calcext:value-type="boolean">
            <text:p>FALSE</text:p>
          </table:table-cell>
          <table:table-cell table:style-name="ce2" table:formula="of:=[.C2] + IF([.D2]; 360; 0)" office:value-type="float" office:value="200" calcext:value-type="float">
            <text:p>200°</text:p>
          </table:table-cell>
          <table:table-cell table:formula="of:=ABS([.A2]-[.E2])" office:value-type="float" office:value="0" calcext:value-type="float">
            <text:p>0°</text:p>
          </table:table-cell>
          <table:table-cell table:style-name="ce7" table:formula="of:=IF([.F2] &gt;= 360 / [.$J$6]; &quot;Yes&quot;; &quot;&quot;)">
            <text:p/>
          </table:table-cell>
          <table:table-cell table:number-columns-repeated="3"/>
          <table:table-cell table:style-name="ce5" table:number-columns-repeated="4"/>
          <table:table-cell table:number-columns-repeated="1010"/>
        </table:table-row>
        <table:table-row table:style-name="ro1">
          <table:table-cell table:style-name="ce3" table:formula="of:=IF([.G2] = &quot;Yes&quot;; [.C2]; [.A2])" office:value-type="float" office:value="200" calcext:value-type="float">
            <text:p>200°</text:p>
          </table:table-cell>
          <table:table-cell table:formula="of:=[.C2]" office:value-type="float" office:value="200" calcext:value-type="float">
            <text:p>200°</text:p>
          </table:table-cell>
          <table:table-cell table:formula="of:=MOD([.C2]+ [.$J$8]; 360)" office:value-type="float" office:value="211" calcext:value-type="float">
            <text:p>211°</text:p>
          </table:table-cell>
          <table:table-cell table:style-name="ce6" table:formula="of:=IF(AND([.D2] = 1; [.G2] &lt;&gt; &quot;Yes&quot;); 1; IF([.B3] &gt; [.C3] + [.$J$7];1;0))" office:value-type="boolean" office:boolean-value="false" calcext:value-type="boolean">
            <text:p>FALSE</text:p>
          </table:table-cell>
          <table:table-cell table:style-name="ce2" table:formula="of:=[.C3] + IF([.D3]; 360; 0)" office:value-type="float" office:value="211" calcext:value-type="float">
            <text:p>211°</text:p>
          </table:table-cell>
          <table:table-cell table:formula="of:=ABS([.A3]-[.E3])" office:value-type="float" office:value="11" calcext:value-type="float">
            <text:p>11°</text:p>
          </table:table-cell>
          <table:table-cell table:style-name="ce7" table:formula="of:=IF([.F3] &gt;= 360 / [.$J$6]; &quot;Yes&quot;; &quot;&quot;)">
            <text:p/>
          </table:table-cell>
          <table:table-cell/>
          <table:table-cell office:value-type="string" calcext:value-type="string">
            <text:p>Start angle</text:p>
          </table:table-cell>
          <table:table-cell table:style-name="ce9" office:value-type="float" office:value="200" calcext:value-type="float">
            <text:p>200°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3] = &quot;Yes&quot;; [.C3]; [.A3])" office:value-type="float" office:value="200" calcext:value-type="float">
            <text:p>200°</text:p>
          </table:table-cell>
          <table:table-cell table:formula="of:=[.C3]" office:value-type="float" office:value="211" calcext:value-type="float">
            <text:p>211°</text:p>
          </table:table-cell>
          <table:table-cell table:formula="of:=MOD([.C3]+ [.$J$8]; 360)" office:value-type="float" office:value="222" calcext:value-type="float">
            <text:p>222°</text:p>
          </table:table-cell>
          <table:table-cell table:style-name="ce6" table:formula="of:=IF(AND([.D3] = 1; [.G3] &lt;&gt; &quot;Yes&quot;); 1; IF([.B4] &gt; [.C4] + [.$J$7];1;0))" office:value-type="boolean" office:boolean-value="false" calcext:value-type="boolean">
            <text:p>FALSE</text:p>
          </table:table-cell>
          <table:table-cell table:style-name="ce2" table:formula="of:=[.C4] + IF([.D4]; 360; 0)" office:value-type="float" office:value="222" calcext:value-type="float">
            <text:p>222°</text:p>
          </table:table-cell>
          <table:table-cell table:formula="of:=ABS([.A4]-[.E4])" office:value-type="float" office:value="22" calcext:value-type="float">
            <text:p>22°</text:p>
          </table:table-cell>
          <table:table-cell table:style-name="ce7" table:formula="of:=IF([.F4] &gt;= 360 / [.$J$6]; &quot;Yes&quot;; &quot;&quot;)">
            <text:p/>
          </table:table-cell>
          <table:table-cell/>
          <table:table-cell office:value-type="string" calcext:value-type="string">
            <text:p>Last Angle</text:p>
          </table:table-cell>
          <table:table-cell table:style-name="ce9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4] = &quot;Yes&quot;; [.C4]; [.A4])" office:value-type="float" office:value="200" calcext:value-type="float">
            <text:p>200°</text:p>
          </table:table-cell>
          <table:table-cell table:formula="of:=[.C4]" office:value-type="float" office:value="222" calcext:value-type="float">
            <text:p>222°</text:p>
          </table:table-cell>
          <table:table-cell table:formula="of:=MOD([.C4]+ [.$J$8]; 360)" office:value-type="float" office:value="233" calcext:value-type="float">
            <text:p>233°</text:p>
          </table:table-cell>
          <table:table-cell table:style-name="ce6" table:formula="of:=IF(AND([.D4] = 1; [.G4] &lt;&gt; &quot;Yes&quot;); 1; IF([.B5] &gt; [.C5] + [.$J$7];1;0))" office:value-type="boolean" office:boolean-value="false" calcext:value-type="boolean">
            <text:p>FALSE</text:p>
          </table:table-cell>
          <table:table-cell table:style-name="ce2" table:formula="of:=[.C5] + IF([.D5]; 360; 0)" office:value-type="float" office:value="233" calcext:value-type="float">
            <text:p>233°</text:p>
          </table:table-cell>
          <table:table-cell table:formula="of:=ABS([.A5]-[.E5])" office:value-type="float" office:value="33" calcext:value-type="float">
            <text:p>33°</text:p>
          </table:table-cell>
          <table:table-cell table:style-name="ce7" table:formula="of:=IF([.F5] &gt;= 360 / [.$J$6]; &quot;Yes&quot;; &quot;&quot;)">
            <text:p/>
          </table:table-cell>
          <table:table-cell/>
          <table:table-cell office:value-type="string" calcext:value-type="string">
            <text:p>Current Angle</text:p>
          </table:table-cell>
          <table:table-cell table:style-name="ce9" office:value-type="float" office:value="200" calcext:value-type="float">
            <text:p>200°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5] = &quot;Yes&quot;; [.C5]; [.A5])" office:value-type="float" office:value="200" calcext:value-type="float">
            <text:p>200°</text:p>
          </table:table-cell>
          <table:table-cell table:formula="of:=[.C5]" office:value-type="float" office:value="233" calcext:value-type="float">
            <text:p>233°</text:p>
          </table:table-cell>
          <table:table-cell table:formula="of:=MOD([.C5]+ [.$J$8]; 360)" office:value-type="float" office:value="244" calcext:value-type="float">
            <text:p>244°</text:p>
          </table:table-cell>
          <table:table-cell table:style-name="ce6" table:formula="of:=IF(AND([.D5] = 1; [.G5] &lt;&gt; &quot;Yes&quot;); 1; IF([.B6] &gt; [.C6] + [.$J$7];1;0))" office:value-type="boolean" office:boolean-value="false" calcext:value-type="boolean">
            <text:p>FALSE</text:p>
          </table:table-cell>
          <table:table-cell table:style-name="ce2" table:formula="of:=[.C6] + IF([.D6]; 360; 0)" office:value-type="float" office:value="244" calcext:value-type="float">
            <text:p>244°</text:p>
          </table:table-cell>
          <table:table-cell table:formula="of:=ABS([.A6]-[.E6])" office:value-type="float" office:value="44" calcext:value-type="float">
            <text:p>44°</text:p>
          </table:table-cell>
          <table:table-cell table:style-name="ce7" table:formula="of:=IF([.F6] &gt;= 360 / [.$J$6]; &quot;Yes&quot;; &quot;&quot;)">
            <text:p/>
          </table:table-cell>
          <table:table-cell/>
          <table:table-cell office:value-type="string" calcext:value-type="string">
            <text:p>Arms</text:p>
          </table:table-cell>
          <table:table-cell table:style-name="ce10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6] = &quot;Yes&quot;; [.C6]; [.A6])" office:value-type="float" office:value="200" calcext:value-type="float">
            <text:p>200°</text:p>
          </table:table-cell>
          <table:table-cell table:formula="of:=[.C6]" office:value-type="float" office:value="244" calcext:value-type="float">
            <text:p>244°</text:p>
          </table:table-cell>
          <table:table-cell table:formula="of:=MOD([.C6]+ [.$J$8]; 360)" office:value-type="float" office:value="255" calcext:value-type="float">
            <text:p>255°</text:p>
          </table:table-cell>
          <table:table-cell table:style-name="ce6" table:formula="of:=IF(AND([.D6] = 1; [.G6] &lt;&gt; &quot;Yes&quot;); 1; IF([.B7] &gt; [.C7] + [.$J$7];1;0))" office:value-type="boolean" office:boolean-value="false" calcext:value-type="boolean">
            <text:p>FALSE</text:p>
          </table:table-cell>
          <table:table-cell table:style-name="ce2" table:formula="of:=[.C7] + IF([.D7]; 360; 0)" office:value-type="float" office:value="255" calcext:value-type="float">
            <text:p>255°</text:p>
          </table:table-cell>
          <table:table-cell table:formula="of:=ABS([.A7]-[.E7])" office:value-type="float" office:value="55" calcext:value-type="float">
            <text:p>55°</text:p>
          </table:table-cell>
          <table:table-cell table:style-name="ce7" table:formula="of:=IF([.F7] &gt;= 360 / [.$J$6]; &quot;Yes&quot;; &quot;&quot;)">
            <text:p/>
          </table:table-cell>
          <table:table-cell/>
          <table:table-cell office:value-type="string" calcext:value-type="string">
            <text:p>Bounce back protection</text:p>
          </table:table-cell>
          <table:table-cell table:style-name="ce9" office:value-type="float" office:value="100" calcext:value-type="float">
            <text:p>100°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7] = &quot;Yes&quot;; [.C7]; [.A7])" office:value-type="float" office:value="200" calcext:value-type="float">
            <text:p>200°</text:p>
          </table:table-cell>
          <table:table-cell table:formula="of:=[.C7]" office:value-type="float" office:value="255" calcext:value-type="float">
            <text:p>255°</text:p>
          </table:table-cell>
          <table:table-cell table:formula="of:=MOD([.C7]+ [.$J$8]; 360)" office:value-type="float" office:value="266" calcext:value-type="float">
            <text:p>266°</text:p>
          </table:table-cell>
          <table:table-cell table:style-name="ce6" table:formula="of:=IF(AND([.D7] = 1; [.G7] &lt;&gt; &quot;Yes&quot;); 1; IF([.B8] &gt; [.C8] + [.$J$7];1;0))" office:value-type="boolean" office:boolean-value="false" calcext:value-type="boolean">
            <text:p>FALSE</text:p>
          </table:table-cell>
          <table:table-cell table:style-name="ce2" table:formula="of:=[.C8] + IF([.D8]; 360; 0)" office:value-type="float" office:value="266" calcext:value-type="float">
            <text:p>266°</text:p>
          </table:table-cell>
          <table:table-cell table:formula="of:=ABS([.A8]-[.E8])" office:value-type="float" office:value="66" calcext:value-type="float">
            <text:p>66°</text:p>
          </table:table-cell>
          <table:table-cell table:style-name="ce7" table:formula="of:=IF([.F8] &gt;= 360 / [.$J$6]; &quot;Yes&quot;; &quot;&quot;)">
            <text:p/>
          </table:table-cell>
          <table:table-cell/>
          <table:table-cell office:value-type="string" calcext:value-type="string">
            <text:p>Step</text:p>
          </table:table-cell>
          <table:table-cell table:style-name="ce9" office:value-type="float" office:value="11" calcext:value-type="float">
            <text:p>11°</text:p>
          </table:table-cell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8] = &quot;Yes&quot;; [.C8]; [.A8])" office:value-type="float" office:value="200" calcext:value-type="float">
            <text:p>200°</text:p>
          </table:table-cell>
          <table:table-cell table:formula="of:=[.C8]" office:value-type="float" office:value="266" calcext:value-type="float">
            <text:p>266°</text:p>
          </table:table-cell>
          <table:table-cell table:formula="of:=MOD([.C8]+ [.$J$8]; 360)" office:value-type="float" office:value="277" calcext:value-type="float">
            <text:p>277°</text:p>
          </table:table-cell>
          <table:table-cell table:style-name="ce6" table:formula="of:=IF(AND([.D8] = 1; [.G8] &lt;&gt; &quot;Yes&quot;); 1; IF([.B9] &gt; [.C9] + [.$J$7];1;0))" office:value-type="boolean" office:boolean-value="false" calcext:value-type="boolean">
            <text:p>FALSE</text:p>
          </table:table-cell>
          <table:table-cell table:style-name="ce2" table:formula="of:=[.C9] + IF([.D9]; 360; 0)" office:value-type="float" office:value="277" calcext:value-type="float">
            <text:p>277°</text:p>
          </table:table-cell>
          <table:table-cell table:formula="of:=ABS([.A9]-[.E9])" office:value-type="float" office:value="77" calcext:value-type="float">
            <text:p>77°</text:p>
          </table:table-cell>
          <table:table-cell table:style-name="ce7" table:formula="of:=IF([.F9] &gt;= 360 / [.$J$6]; &quot;Yes&quot;; &quot;&quot;)">
            <text:p/>
          </table:table-cell>
          <table:table-cell table:number-columns-repeated="3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9] = &quot;Yes&quot;; [.C9]; [.A9])" office:value-type="float" office:value="200" calcext:value-type="float">
            <text:p>200°</text:p>
          </table:table-cell>
          <table:table-cell table:formula="of:=[.C9]" office:value-type="float" office:value="277" calcext:value-type="float">
            <text:p>277°</text:p>
          </table:table-cell>
          <table:table-cell table:formula="of:=MOD([.C9]+ [.$J$8]; 360)" office:value-type="float" office:value="288" calcext:value-type="float">
            <text:p>288°</text:p>
          </table:table-cell>
          <table:table-cell table:style-name="ce6" table:formula="of:=IF(AND([.D9] = 1; [.G9] &lt;&gt; &quot;Yes&quot;); 1; IF([.B10] &gt; [.C10] + [.$J$7];1;0))" office:value-type="boolean" office:boolean-value="false" calcext:value-type="boolean">
            <text:p>FALSE</text:p>
          </table:table-cell>
          <table:table-cell table:style-name="ce2" table:formula="of:=[.C10] + IF([.D10]; 360; 0)" office:value-type="float" office:value="288" calcext:value-type="float">
            <text:p>288°</text:p>
          </table:table-cell>
          <table:table-cell table:formula="of:=ABS([.A10]-[.E10])" office:value-type="float" office:value="88" calcext:value-type="float">
            <text:p>88°</text:p>
          </table:table-cell>
          <table:table-cell table:style-name="ce7" table:formula="of:=IF([.F10] &gt;= 360 / [.$J$6]; &quot;Yes&quot;; &quot;&quot;)">
            <text:p/>
          </table:table-cell>
          <table:table-cell table:number-columns-repeated="3"/>
          <table:table-cell table:style-name="ce5" table:number-columns-repeated="3"/>
          <table:table-cell table:number-columns-repeated="1011"/>
        </table:table-row>
        <table:table-row table:style-name="ro1">
          <table:table-cell table:style-name="ce3" table:formula="of:=IF([.G10] = &quot;Yes&quot;; [.C10]; [.A10])" office:value-type="float" office:value="200" calcext:value-type="float">
            <text:p>200°</text:p>
          </table:table-cell>
          <table:table-cell table:formula="of:=[.C10]" office:value-type="float" office:value="288" calcext:value-type="float">
            <text:p>288°</text:p>
          </table:table-cell>
          <table:table-cell table:formula="of:=MOD([.C10]+ [.$J$8]; 360)" office:value-type="float" office:value="299" calcext:value-type="float">
            <text:p>299°</text:p>
          </table:table-cell>
          <table:table-cell table:style-name="ce6" table:formula="of:=IF(AND([.D10] = 1; [.G10] &lt;&gt; &quot;Yes&quot;); 1; IF([.B11] &gt; [.C11] + [.$J$7];1;0))" office:value-type="boolean" office:boolean-value="false" calcext:value-type="boolean">
            <text:p>FALSE</text:p>
          </table:table-cell>
          <table:table-cell table:style-name="ce2" table:formula="of:=[.C11] + IF([.D11]; 360; 0)" office:value-type="float" office:value="299" calcext:value-type="float">
            <text:p>299°</text:p>
          </table:table-cell>
          <table:table-cell table:formula="of:=ABS([.A11]-[.E11])" office:value-type="float" office:value="99" calcext:value-type="float">
            <text:p>99°</text:p>
          </table:table-cell>
          <table:table-cell table:style-name="ce7" table:formula="of:=IF([.F11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1] = &quot;Yes&quot;; [.C11]; [.A11])" office:value-type="float" office:value="200" calcext:value-type="float">
            <text:p>200°</text:p>
          </table:table-cell>
          <table:table-cell table:formula="of:=[.C11]" office:value-type="float" office:value="299" calcext:value-type="float">
            <text:p>299°</text:p>
          </table:table-cell>
          <table:table-cell table:formula="of:=MOD([.C11]+ [.$J$8]; 360)" office:value-type="float" office:value="310" calcext:value-type="float">
            <text:p>310°</text:p>
          </table:table-cell>
          <table:table-cell table:style-name="ce6" table:formula="of:=IF(AND([.D11] = 1; [.G11] &lt;&gt; &quot;Yes&quot;); 1; IF([.B12] &gt; [.C12] + [.$J$7];1;0))" office:value-type="boolean" office:boolean-value="false" calcext:value-type="boolean">
            <text:p>FALSE</text:p>
          </table:table-cell>
          <table:table-cell table:style-name="ce2" table:formula="of:=[.C12] + IF([.D12]; 360; 0)" office:value-type="float" office:value="310" calcext:value-type="float">
            <text:p>310°</text:p>
          </table:table-cell>
          <table:table-cell table:formula="of:=ABS([.A12]-[.E12])" office:value-type="float" office:value="110" calcext:value-type="float">
            <text:p>110°</text:p>
          </table:table-cell>
          <table:table-cell table:style-name="ce7" table:formula="of:=IF([.F12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2] = &quot;Yes&quot;; [.C12]; [.A12])" office:value-type="float" office:value="200" calcext:value-type="float">
            <text:p>200°</text:p>
          </table:table-cell>
          <table:table-cell table:formula="of:=[.C12]" office:value-type="float" office:value="310" calcext:value-type="float">
            <text:p>310°</text:p>
          </table:table-cell>
          <table:table-cell table:formula="of:=MOD([.C12]+ [.$J$8]; 360)" office:value-type="float" office:value="321" calcext:value-type="float">
            <text:p>321°</text:p>
          </table:table-cell>
          <table:table-cell table:style-name="ce6" table:formula="of:=IF(AND([.D12] = 1; [.G12] &lt;&gt; &quot;Yes&quot;); 1; IF([.B13] &gt; [.C13] + [.$J$7];1;0))" office:value-type="boolean" office:boolean-value="false" calcext:value-type="boolean">
            <text:p>FALSE</text:p>
          </table:table-cell>
          <table:table-cell table:style-name="ce2" table:formula="of:=[.C13] + IF([.D13]; 360; 0)" office:value-type="float" office:value="321" calcext:value-type="float">
            <text:p>321°</text:p>
          </table:table-cell>
          <table:table-cell table:formula="of:=ABS([.A13]-[.E13])" office:value-type="float" office:value="121" calcext:value-type="float">
            <text:p>121°</text:p>
          </table:table-cell>
          <table:table-cell table:style-name="ce7" table:formula="of:=IF([.F13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3] = &quot;Yes&quot;; [.C13]; [.A13])" office:value-type="float" office:value="200" calcext:value-type="float">
            <text:p>200°</text:p>
          </table:table-cell>
          <table:table-cell table:formula="of:=[.C13]" office:value-type="float" office:value="321" calcext:value-type="float">
            <text:p>321°</text:p>
          </table:table-cell>
          <table:table-cell table:formula="of:=MOD([.C13]+ [.$J$8]; 360)" office:value-type="float" office:value="332" calcext:value-type="float">
            <text:p>332°</text:p>
          </table:table-cell>
          <table:table-cell table:style-name="ce6" table:formula="of:=IF(AND([.D13] = 1; [.G13] &lt;&gt; &quot;Yes&quot;); 1; IF([.B14] &gt; [.C14] + [.$J$7];1;0))" office:value-type="boolean" office:boolean-value="false" calcext:value-type="boolean">
            <text:p>FALSE</text:p>
          </table:table-cell>
          <table:table-cell table:style-name="ce2" table:formula="of:=[.C14] + IF([.D14]; 360; 0)" office:value-type="float" office:value="332" calcext:value-type="float">
            <text:p>332°</text:p>
          </table:table-cell>
          <table:table-cell table:formula="of:=ABS([.A14]-[.E14])" office:value-type="float" office:value="132" calcext:value-type="float">
            <text:p>132°</text:p>
          </table:table-cell>
          <table:table-cell table:style-name="ce7" table:formula="of:=IF([.F14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4] = &quot;Yes&quot;; [.C14]; [.A14])" office:value-type="float" office:value="200" calcext:value-type="float">
            <text:p>200°</text:p>
          </table:table-cell>
          <table:table-cell table:formula="of:=[.C14]" office:value-type="float" office:value="332" calcext:value-type="float">
            <text:p>332°</text:p>
          </table:table-cell>
          <table:table-cell table:formula="of:=MOD([.C14]+ [.$J$8]; 360)" office:value-type="float" office:value="343" calcext:value-type="float">
            <text:p>343°</text:p>
          </table:table-cell>
          <table:table-cell table:style-name="ce6" table:formula="of:=IF(AND([.D14] = 1; [.G14] &lt;&gt; &quot;Yes&quot;); 1; IF([.B15] &gt; [.C15] + [.$J$7];1;0))" office:value-type="boolean" office:boolean-value="false" calcext:value-type="boolean">
            <text:p>FALSE</text:p>
          </table:table-cell>
          <table:table-cell table:style-name="ce2" table:formula="of:=[.C15] + IF([.D15]; 360; 0)" office:value-type="float" office:value="343" calcext:value-type="float">
            <text:p>343°</text:p>
          </table:table-cell>
          <table:table-cell table:formula="of:=ABS([.A15]-[.E15])" office:value-type="float" office:value="143" calcext:value-type="float">
            <text:p>143°</text:p>
          </table:table-cell>
          <table:table-cell table:style-name="ce7" table:formula="of:=IF([.F15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5] = &quot;Yes&quot;; [.C15]; [.A15])" office:value-type="float" office:value="200" calcext:value-type="float">
            <text:p>200°</text:p>
          </table:table-cell>
          <table:table-cell table:formula="of:=[.C15]" office:value-type="float" office:value="343" calcext:value-type="float">
            <text:p>343°</text:p>
          </table:table-cell>
          <table:table-cell table:formula="of:=MOD([.C15]+ [.$J$8]; 360)" office:value-type="float" office:value="354" calcext:value-type="float">
            <text:p>354°</text:p>
          </table:table-cell>
          <table:table-cell table:style-name="ce6" table:formula="of:=IF(AND([.D15] = 1; [.G15] &lt;&gt; &quot;Yes&quot;); 1; IF([.B16] &gt; [.C16] + [.$J$7];1;0))" office:value-type="boolean" office:boolean-value="false" calcext:value-type="boolean">
            <text:p>FALSE</text:p>
          </table:table-cell>
          <table:table-cell table:style-name="ce2" table:formula="of:=[.C16] + IF([.D16]; 360; 0)" office:value-type="float" office:value="354" calcext:value-type="float">
            <text:p>354°</text:p>
          </table:table-cell>
          <table:table-cell table:formula="of:=ABS([.A16]-[.E16])" office:value-type="float" office:value="154" calcext:value-type="float">
            <text:p>154°</text:p>
          </table:table-cell>
          <table:table-cell table:style-name="ce7" table:formula="of:=IF([.F16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6] = &quot;Yes&quot;; [.C16]; [.A16])" office:value-type="float" office:value="200" calcext:value-type="float">
            <text:p>200°</text:p>
          </table:table-cell>
          <table:table-cell table:formula="of:=[.C16]" office:value-type="float" office:value="354" calcext:value-type="float">
            <text:p>354°</text:p>
          </table:table-cell>
          <table:table-cell table:formula="of:=MOD([.C16]+ [.$J$8]; 360)" office:value-type="float" office:value="5" calcext:value-type="float">
            <text:p>5°</text:p>
          </table:table-cell>
          <table:table-cell table:style-name="ce6" table:formula="of:=IF(AND([.D16] = 1; [.G16] &lt;&gt; &quot;Yes&quot;); 1; IF([.B17] &gt; [.C17] + [.$J$7];1;0))" office:value-type="boolean" office:boolean-value="true" calcext:value-type="boolean">
            <text:p>TRUE</text:p>
          </table:table-cell>
          <table:table-cell table:style-name="ce2" table:formula="of:=[.C17] + IF([.D17]; 360; 0)" office:value-type="float" office:value="365" calcext:value-type="float">
            <text:p>365°</text:p>
          </table:table-cell>
          <table:table-cell table:formula="of:=ABS([.A17]-[.E17])" office:value-type="float" office:value="165" calcext:value-type="float">
            <text:p>165°</text:p>
          </table:table-cell>
          <table:table-cell table:style-name="ce7" table:formula="of:=IF([.F17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7] = &quot;Yes&quot;; [.C17]; [.A17])" office:value-type="float" office:value="200" calcext:value-type="float">
            <text:p>200°</text:p>
          </table:table-cell>
          <table:table-cell table:formula="of:=[.C17]" office:value-type="float" office:value="5" calcext:value-type="float">
            <text:p>5°</text:p>
          </table:table-cell>
          <table:table-cell table:formula="of:=MOD([.C17]+ [.$J$8]; 360)" office:value-type="float" office:value="16" calcext:value-type="float">
            <text:p>16°</text:p>
          </table:table-cell>
          <table:table-cell table:style-name="ce6" table:formula="of:=IF(AND([.D17] = 1; [.G17] &lt;&gt; &quot;Yes&quot;); 1; IF([.B18] &gt; [.C18] + [.$J$7];1;0))" office:value-type="boolean" office:boolean-value="true" calcext:value-type="boolean">
            <text:p>TRUE</text:p>
          </table:table-cell>
          <table:table-cell table:style-name="ce2" table:formula="of:=[.C18] + IF([.D18]; 360; 0)" office:value-type="float" office:value="376" calcext:value-type="float">
            <text:p>376°</text:p>
          </table:table-cell>
          <table:table-cell table:formula="of:=ABS([.A18]-[.E18])" office:value-type="float" office:value="176" calcext:value-type="float">
            <text:p>176°</text:p>
          </table:table-cell>
          <table:table-cell table:style-name="ce7" table:formula="of:=IF([.F18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18] = &quot;Yes&quot;; [.C18]; [.A18])" office:value-type="float" office:value="200" calcext:value-type="float">
            <text:p>200°</text:p>
          </table:table-cell>
          <table:table-cell table:formula="of:=[.C18]" office:value-type="float" office:value="16" calcext:value-type="float">
            <text:p>16°</text:p>
          </table:table-cell>
          <table:table-cell table:formula="of:=MOD([.C18]+ [.$J$8]; 360)" office:value-type="float" office:value="27" calcext:value-type="float">
            <text:p>27°</text:p>
          </table:table-cell>
          <table:table-cell table:style-name="ce6" table:formula="of:=IF(AND([.D18] = 1; [.G18] &lt;&gt; &quot;Yes&quot;); 1; IF([.B19] &gt; [.C19] + [.$J$7];1;0))" office:value-type="boolean" office:boolean-value="true" calcext:value-type="boolean">
            <text:p>TRUE</text:p>
          </table:table-cell>
          <table:table-cell table:style-name="ce2" table:formula="of:=[.C19] + IF([.D19]; 360; 0)" office:value-type="float" office:value="387" calcext:value-type="float">
            <text:p>387°</text:p>
          </table:table-cell>
          <table:table-cell table:formula="of:=ABS([.A19]-[.E19])" office:value-type="float" office:value="187" calcext:value-type="float">
            <text:p>187°</text:p>
          </table:table-cell>
          <table:table-cell table:style-name="ce7" table:formula="of:=IF([.F19] &gt;= 360 / [.$J$6]; &quot;Yes&quot;; &quot;&quot;)" office:value-type="string" office:string-value="Yes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table:formula="of:=IF([.G19] = &quot;Yes&quot;; [.C19]; [.A19])" office:value-type="float" office:value="27" calcext:value-type="float">
            <text:p>27°</text:p>
          </table:table-cell>
          <table:table-cell table:formula="of:=[.C19]" office:value-type="float" office:value="27" calcext:value-type="float">
            <text:p>27°</text:p>
          </table:table-cell>
          <table:table-cell table:formula="of:=MOD([.C19]+ [.$J$8]; 360)" office:value-type="float" office:value="38" calcext:value-type="float">
            <text:p>38°</text:p>
          </table:table-cell>
          <table:table-cell table:style-name="ce6" table:formula="of:=IF(AND([.D19] = 1; [.G19] &lt;&gt; &quot;Yes&quot;); 1; IF([.B20] &gt; [.C20] + [.$J$7];1;0))" office:value-type="boolean" office:boolean-value="false" calcext:value-type="boolean">
            <text:p>FALSE</text:p>
          </table:table-cell>
          <table:table-cell table:style-name="ce2" table:formula="of:=[.C20] + IF([.D20]; 360; 0)" office:value-type="float" office:value="38" calcext:value-type="float">
            <text:p>38°</text:p>
          </table:table-cell>
          <table:table-cell table:formula="of:=ABS([.A20]-[.E20])" office:value-type="float" office:value="11" calcext:value-type="float">
            <text:p>11°</text:p>
          </table:table-cell>
          <table:table-cell table:style-name="ce7" table:formula="of:=IF([.F20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0] = &quot;Yes&quot;; [.C20]; [.A20])" office:value-type="float" office:value="27" calcext:value-type="float">
            <text:p>27°</text:p>
          </table:table-cell>
          <table:table-cell table:formula="of:=[.C20]" office:value-type="float" office:value="38" calcext:value-type="float">
            <text:p>38°</text:p>
          </table:table-cell>
          <table:table-cell table:formula="of:=MOD([.C20]+ [.$J$8]; 360)" office:value-type="float" office:value="49" calcext:value-type="float">
            <text:p>49°</text:p>
          </table:table-cell>
          <table:table-cell table:style-name="ce6" table:formula="of:=IF(AND([.D20] = 1; [.G20] &lt;&gt; &quot;Yes&quot;); 1; IF([.B21] &gt; [.C21] + [.$J$7];1;0))" office:value-type="boolean" office:boolean-value="false" calcext:value-type="boolean">
            <text:p>FALSE</text:p>
          </table:table-cell>
          <table:table-cell table:style-name="ce2" table:formula="of:=[.C21] + IF([.D21]; 360; 0)" office:value-type="float" office:value="49" calcext:value-type="float">
            <text:p>49°</text:p>
          </table:table-cell>
          <table:table-cell table:formula="of:=ABS([.A21]-[.E21])" office:value-type="float" office:value="22" calcext:value-type="float">
            <text:p>22°</text:p>
          </table:table-cell>
          <table:table-cell table:style-name="ce7" table:formula="of:=IF([.F21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1] = &quot;Yes&quot;; [.C21]; [.A21])" office:value-type="float" office:value="27" calcext:value-type="float">
            <text:p>27°</text:p>
          </table:table-cell>
          <table:table-cell table:formula="of:=[.C21]" office:value-type="float" office:value="49" calcext:value-type="float">
            <text:p>49°</text:p>
          </table:table-cell>
          <table:table-cell table:formula="of:=MOD([.C21]+ [.$J$8]; 360)" office:value-type="float" office:value="60" calcext:value-type="float">
            <text:p>60°</text:p>
          </table:table-cell>
          <table:table-cell table:style-name="ce6" table:formula="of:=IF(AND([.D21] = 1; [.G21] &lt;&gt; &quot;Yes&quot;); 1; IF([.B22] &gt; [.C22] + [.$J$7];1;0))" office:value-type="boolean" office:boolean-value="false" calcext:value-type="boolean">
            <text:p>FALSE</text:p>
          </table:table-cell>
          <table:table-cell table:style-name="ce2" table:formula="of:=[.C22] + IF([.D22]; 360; 0)" office:value-type="float" office:value="60" calcext:value-type="float">
            <text:p>60°</text:p>
          </table:table-cell>
          <table:table-cell table:formula="of:=ABS([.A22]-[.E22])" office:value-type="float" office:value="33" calcext:value-type="float">
            <text:p>33°</text:p>
          </table:table-cell>
          <table:table-cell table:style-name="ce7" table:formula="of:=IF([.F22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2] = &quot;Yes&quot;; [.C22]; [.A22])" office:value-type="float" office:value="27" calcext:value-type="float">
            <text:p>27°</text:p>
          </table:table-cell>
          <table:table-cell table:formula="of:=[.C22]" office:value-type="float" office:value="60" calcext:value-type="float">
            <text:p>60°</text:p>
          </table:table-cell>
          <table:table-cell table:formula="of:=MOD([.C22]+ [.$J$8]; 360)" office:value-type="float" office:value="71" calcext:value-type="float">
            <text:p>71°</text:p>
          </table:table-cell>
          <table:table-cell table:style-name="ce6" table:formula="of:=IF(AND([.D22] = 1; [.G22] &lt;&gt; &quot;Yes&quot;); 1; IF([.B23] &gt; [.C23] + [.$J$7];1;0))" office:value-type="boolean" office:boolean-value="false" calcext:value-type="boolean">
            <text:p>FALSE</text:p>
          </table:table-cell>
          <table:table-cell table:style-name="ce2" table:formula="of:=[.C23] + IF([.D23]; 360; 0)" office:value-type="float" office:value="71" calcext:value-type="float">
            <text:p>71°</text:p>
          </table:table-cell>
          <table:table-cell table:formula="of:=ABS([.A23]-[.E23])" office:value-type="float" office:value="44" calcext:value-type="float">
            <text:p>44°</text:p>
          </table:table-cell>
          <table:table-cell table:style-name="ce7" table:formula="of:=IF([.F23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3] = &quot;Yes&quot;; [.C23]; [.A23])" office:value-type="float" office:value="27" calcext:value-type="float">
            <text:p>27°</text:p>
          </table:table-cell>
          <table:table-cell table:formula="of:=[.C23]" office:value-type="float" office:value="71" calcext:value-type="float">
            <text:p>71°</text:p>
          </table:table-cell>
          <table:table-cell table:formula="of:=MOD([.C23]+ [.$J$8]; 360)" office:value-type="float" office:value="82" calcext:value-type="float">
            <text:p>82°</text:p>
          </table:table-cell>
          <table:table-cell table:style-name="ce6" table:formula="of:=IF(AND([.D23] = 1; [.G23] &lt;&gt; &quot;Yes&quot;); 1; IF([.B24] &gt; [.C24] + [.$J$7];1;0))" office:value-type="boolean" office:boolean-value="false" calcext:value-type="boolean">
            <text:p>FALSE</text:p>
          </table:table-cell>
          <table:table-cell table:style-name="ce2" table:formula="of:=[.C24] + IF([.D24]; 360; 0)" office:value-type="float" office:value="82" calcext:value-type="float">
            <text:p>82°</text:p>
          </table:table-cell>
          <table:table-cell table:formula="of:=ABS([.A24]-[.E24])" office:value-type="float" office:value="55" calcext:value-type="float">
            <text:p>55°</text:p>
          </table:table-cell>
          <table:table-cell table:style-name="ce7" table:formula="of:=IF([.F24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4] = &quot;Yes&quot;; [.C24]; [.A24])" office:value-type="float" office:value="27" calcext:value-type="float">
            <text:p>27°</text:p>
          </table:table-cell>
          <table:table-cell table:formula="of:=[.C24]" office:value-type="float" office:value="82" calcext:value-type="float">
            <text:p>82°</text:p>
          </table:table-cell>
          <table:table-cell table:formula="of:=MOD([.C24]+ [.$J$8]; 360)" office:value-type="float" office:value="93" calcext:value-type="float">
            <text:p>93°</text:p>
          </table:table-cell>
          <table:table-cell table:style-name="ce6" table:formula="of:=IF(AND([.D24] = 1; [.G24] &lt;&gt; &quot;Yes&quot;); 1; IF([.B25] &gt; [.C25] + [.$J$7];1;0))" office:value-type="boolean" office:boolean-value="false" calcext:value-type="boolean">
            <text:p>FALSE</text:p>
          </table:table-cell>
          <table:table-cell table:style-name="ce2" table:formula="of:=[.C25] + IF([.D25]; 360; 0)" office:value-type="float" office:value="93" calcext:value-type="float">
            <text:p>93°</text:p>
          </table:table-cell>
          <table:table-cell table:formula="of:=ABS([.A25]-[.E25])" office:value-type="float" office:value="66" calcext:value-type="float">
            <text:p>66°</text:p>
          </table:table-cell>
          <table:table-cell table:style-name="ce7" table:formula="of:=IF([.F25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4" table:formula="of:=IF([.G25] = &quot;Yes&quot;; [.C25]; [.A25])" office:value-type="float" office:value="27" calcext:value-type="float">
            <text:p>27°</text:p>
          </table:table-cell>
          <table:table-cell table:formula="of:=[.C25]" office:value-type="float" office:value="93" calcext:value-type="float">
            <text:p>93°</text:p>
          </table:table-cell>
          <table:table-cell table:formula="of:=MOD([.C25]+ [.$J$8]; 360)" office:value-type="float" office:value="104" calcext:value-type="float">
            <text:p>104°</text:p>
          </table:table-cell>
          <table:table-cell table:style-name="ce6" table:formula="of:=IF(AND([.D25] = 1; [.G25] &lt;&gt; &quot;Yes&quot;); 1; IF([.B26] &gt; [.C26] + [.$J$7];1;0))" office:value-type="boolean" office:boolean-value="false" calcext:value-type="boolean">
            <text:p>FALSE</text:p>
          </table:table-cell>
          <table:table-cell table:style-name="ce2" table:formula="of:=[.C26] + IF([.D26]; 360; 0)" office:value-type="float" office:value="104" calcext:value-type="float">
            <text:p>104°</text:p>
          </table:table-cell>
          <table:table-cell table:formula="of:=ABS([.A26]-[.E26])" office:value-type="float" office:value="77" calcext:value-type="float">
            <text:p>77°</text:p>
          </table:table-cell>
          <table:table-cell table:style-name="ce7" table:formula="of:=IF([.F26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6] = &quot;Yes&quot;; [.C26]; [.A26])" office:value-type="float" office:value="27" calcext:value-type="float">
            <text:p>27°</text:p>
          </table:table-cell>
          <table:table-cell table:formula="of:=[.C26]" office:value-type="float" office:value="104" calcext:value-type="float">
            <text:p>104°</text:p>
          </table:table-cell>
          <table:table-cell table:formula="of:=MOD([.C26]+ [.$J$8]; 360)" office:value-type="float" office:value="115" calcext:value-type="float">
            <text:p>115°</text:p>
          </table:table-cell>
          <table:table-cell table:style-name="ce6" table:formula="of:=IF(AND([.D26] = 1; [.G26] &lt;&gt; &quot;Yes&quot;); 1; IF([.B27] &gt; [.C27] + [.$J$7];1;0))" office:value-type="boolean" office:boolean-value="false" calcext:value-type="boolean">
            <text:p>FALSE</text:p>
          </table:table-cell>
          <table:table-cell table:style-name="ce2" table:formula="of:=[.C27] + IF([.D27]; 360; 0)" office:value-type="float" office:value="115" calcext:value-type="float">
            <text:p>115°</text:p>
          </table:table-cell>
          <table:table-cell table:formula="of:=ABS([.A27]-[.E27])" office:value-type="float" office:value="88" calcext:value-type="float">
            <text:p>88°</text:p>
          </table:table-cell>
          <table:table-cell table:style-name="ce7" table:formula="of:=IF([.F27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7] = &quot;Yes&quot;; [.C27]; [.A27])" office:value-type="float" office:value="27" calcext:value-type="float">
            <text:p>27°</text:p>
          </table:table-cell>
          <table:table-cell table:formula="of:=[.C27]" office:value-type="float" office:value="115" calcext:value-type="float">
            <text:p>115°</text:p>
          </table:table-cell>
          <table:table-cell table:formula="of:=MOD([.C27]+ [.$J$8]; 360)" office:value-type="float" office:value="126" calcext:value-type="float">
            <text:p>126°</text:p>
          </table:table-cell>
          <table:table-cell table:style-name="ce6" table:formula="of:=IF(AND([.D27] = 1; [.G27] &lt;&gt; &quot;Yes&quot;); 1; IF([.B28] &gt; [.C28] + [.$J$7];1;0))" office:value-type="boolean" office:boolean-value="false" calcext:value-type="boolean">
            <text:p>FALSE</text:p>
          </table:table-cell>
          <table:table-cell table:style-name="ce2" table:formula="of:=[.C28] + IF([.D28]; 360; 0)" office:value-type="float" office:value="126" calcext:value-type="float">
            <text:p>126°</text:p>
          </table:table-cell>
          <table:table-cell table:formula="of:=ABS([.A28]-[.E28])" office:value-type="float" office:value="99" calcext:value-type="float">
            <text:p>99°</text:p>
          </table:table-cell>
          <table:table-cell table:style-name="ce7" table:formula="of:=IF([.F28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8] = &quot;Yes&quot;; [.C28]; [.A28])" office:value-type="float" office:value="27" calcext:value-type="float">
            <text:p>27°</text:p>
          </table:table-cell>
          <table:table-cell table:formula="of:=[.C28]" office:value-type="float" office:value="126" calcext:value-type="float">
            <text:p>126°</text:p>
          </table:table-cell>
          <table:table-cell table:formula="of:=MOD([.C28]+ [.$J$8]; 360)" office:value-type="float" office:value="137" calcext:value-type="float">
            <text:p>137°</text:p>
          </table:table-cell>
          <table:table-cell table:style-name="ce6" table:formula="of:=IF(AND([.D28] = 1; [.G28] &lt;&gt; &quot;Yes&quot;); 1; IF([.B29] &gt; [.C29] + [.$J$7];1;0))" office:value-type="boolean" office:boolean-value="false" calcext:value-type="boolean">
            <text:p>FALSE</text:p>
          </table:table-cell>
          <table:table-cell table:style-name="ce2" table:formula="of:=[.C29] + IF([.D29]; 360; 0)" office:value-type="float" office:value="137" calcext:value-type="float">
            <text:p>137°</text:p>
          </table:table-cell>
          <table:table-cell table:formula="of:=ABS([.A29]-[.E29])" office:value-type="float" office:value="110" calcext:value-type="float">
            <text:p>110°</text:p>
          </table:table-cell>
          <table:table-cell table:style-name="ce7" table:formula="of:=IF([.F29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29] = &quot;Yes&quot;; [.C29]; [.A29])" office:value-type="float" office:value="27" calcext:value-type="float">
            <text:p>27°</text:p>
          </table:table-cell>
          <table:table-cell table:formula="of:=[.C29]" office:value-type="float" office:value="137" calcext:value-type="float">
            <text:p>137°</text:p>
          </table:table-cell>
          <table:table-cell table:formula="of:=MOD([.C29]+ [.$J$8]; 360)" office:value-type="float" office:value="148" calcext:value-type="float">
            <text:p>148°</text:p>
          </table:table-cell>
          <table:table-cell table:style-name="ce6" table:formula="of:=IF(AND([.D29] = 1; [.G29] &lt;&gt; &quot;Yes&quot;); 1; IF([.B30] &gt; [.C30] + [.$J$7];1;0))" office:value-type="boolean" office:boolean-value="false" calcext:value-type="boolean">
            <text:p>FALSE</text:p>
          </table:table-cell>
          <table:table-cell table:style-name="ce2" table:formula="of:=[.C30] + IF([.D30]; 360; 0)" office:value-type="float" office:value="148" calcext:value-type="float">
            <text:p>148°</text:p>
          </table:table-cell>
          <table:table-cell table:formula="of:=ABS([.A30]-[.E30])" office:value-type="float" office:value="121" calcext:value-type="float">
            <text:p>121°</text:p>
          </table:table-cell>
          <table:table-cell table:style-name="ce7" table:formula="of:=IF([.F30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0] = &quot;Yes&quot;; [.C30]; [.A30])" office:value-type="float" office:value="27" calcext:value-type="float">
            <text:p>27°</text:p>
          </table:table-cell>
          <table:table-cell table:formula="of:=[.C30]" office:value-type="float" office:value="148" calcext:value-type="float">
            <text:p>148°</text:p>
          </table:table-cell>
          <table:table-cell table:formula="of:=MOD([.C30]+ [.$J$8]; 360)" office:value-type="float" office:value="159" calcext:value-type="float">
            <text:p>159°</text:p>
          </table:table-cell>
          <table:table-cell table:style-name="ce6" table:formula="of:=IF(AND([.D30] = 1; [.G30] &lt;&gt; &quot;Yes&quot;); 1; IF([.B31] &gt; [.C31] + [.$J$7];1;0))" office:value-type="boolean" office:boolean-value="false" calcext:value-type="boolean">
            <text:p>FALSE</text:p>
          </table:table-cell>
          <table:table-cell table:style-name="ce2" table:formula="of:=[.C31] + IF([.D31]; 360; 0)" office:value-type="float" office:value="159" calcext:value-type="float">
            <text:p>159°</text:p>
          </table:table-cell>
          <table:table-cell table:formula="of:=ABS([.A31]-[.E31])" office:value-type="float" office:value="132" calcext:value-type="float">
            <text:p>132°</text:p>
          </table:table-cell>
          <table:table-cell table:style-name="ce7" table:formula="of:=IF([.F31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1] = &quot;Yes&quot;; [.C31]; [.A31])" office:value-type="float" office:value="27" calcext:value-type="float">
            <text:p>27°</text:p>
          </table:table-cell>
          <table:table-cell table:formula="of:=[.C31]" office:value-type="float" office:value="159" calcext:value-type="float">
            <text:p>159°</text:p>
          </table:table-cell>
          <table:table-cell table:formula="of:=MOD([.C31]+ [.$J$8]; 360)" office:value-type="float" office:value="170" calcext:value-type="float">
            <text:p>170°</text:p>
          </table:table-cell>
          <table:table-cell table:style-name="ce6" table:formula="of:=IF(AND([.D31] = 1; [.G31] &lt;&gt; &quot;Yes&quot;); 1; IF([.B32] &gt; [.C32] + [.$J$7];1;0))" office:value-type="boolean" office:boolean-value="false" calcext:value-type="boolean">
            <text:p>FALSE</text:p>
          </table:table-cell>
          <table:table-cell table:style-name="ce2" table:formula="of:=[.C32] + IF([.D32]; 360; 0)" office:value-type="float" office:value="170" calcext:value-type="float">
            <text:p>170°</text:p>
          </table:table-cell>
          <table:table-cell table:formula="of:=ABS([.A32]-[.E32])" office:value-type="float" office:value="143" calcext:value-type="float">
            <text:p>143°</text:p>
          </table:table-cell>
          <table:table-cell table:style-name="ce7" table:formula="of:=IF([.F32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2] = &quot;Yes&quot;; [.C32]; [.A32])" office:value-type="float" office:value="27" calcext:value-type="float">
            <text:p>27°</text:p>
          </table:table-cell>
          <table:table-cell table:formula="of:=[.C32]" office:value-type="float" office:value="170" calcext:value-type="float">
            <text:p>170°</text:p>
          </table:table-cell>
          <table:table-cell table:formula="of:=MOD([.C32]+ [.$J$8]; 360)" office:value-type="float" office:value="181" calcext:value-type="float">
            <text:p>181°</text:p>
          </table:table-cell>
          <table:table-cell table:style-name="ce6" table:formula="of:=IF(AND([.D32] = 1; [.G32] &lt;&gt; &quot;Yes&quot;); 1; IF([.B33] &gt; [.C33] + [.$J$7];1;0))" office:value-type="boolean" office:boolean-value="false" calcext:value-type="boolean">
            <text:p>FALSE</text:p>
          </table:table-cell>
          <table:table-cell table:style-name="ce2" table:formula="of:=[.C33] + IF([.D33]; 360; 0)" office:value-type="float" office:value="181" calcext:value-type="float">
            <text:p>181°</text:p>
          </table:table-cell>
          <table:table-cell table:formula="of:=ABS([.A33]-[.E33])" office:value-type="float" office:value="154" calcext:value-type="float">
            <text:p>154°</text:p>
          </table:table-cell>
          <table:table-cell table:style-name="ce7" table:formula="of:=IF([.F33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3] = &quot;Yes&quot;; [.C33]; [.A33])" office:value-type="float" office:value="27" calcext:value-type="float">
            <text:p>27°</text:p>
          </table:table-cell>
          <table:table-cell table:formula="of:=[.C33]" office:value-type="float" office:value="181" calcext:value-type="float">
            <text:p>181°</text:p>
          </table:table-cell>
          <table:table-cell table:formula="of:=MOD([.C33]+ [.$J$8]; 360)" office:value-type="float" office:value="192" calcext:value-type="float">
            <text:p>192°</text:p>
          </table:table-cell>
          <table:table-cell table:style-name="ce6" table:formula="of:=IF(AND([.D33] = 1; [.G33] &lt;&gt; &quot;Yes&quot;); 1; IF([.B34] &gt; [.C34] + [.$J$7];1;0))" office:value-type="boolean" office:boolean-value="false" calcext:value-type="boolean">
            <text:p>FALSE</text:p>
          </table:table-cell>
          <table:table-cell table:style-name="ce2" table:formula="of:=[.C34] + IF([.D34]; 360; 0)" office:value-type="float" office:value="192" calcext:value-type="float">
            <text:p>192°</text:p>
          </table:table-cell>
          <table:table-cell table:formula="of:=ABS([.A34]-[.E34])" office:value-type="float" office:value="165" calcext:value-type="float">
            <text:p>165°</text:p>
          </table:table-cell>
          <table:table-cell table:style-name="ce7" table:formula="of:=IF([.F34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4] = &quot;Yes&quot;; [.C34]; [.A34])" office:value-type="float" office:value="27" calcext:value-type="float">
            <text:p>27°</text:p>
          </table:table-cell>
          <table:table-cell table:formula="of:=[.C34]" office:value-type="float" office:value="192" calcext:value-type="float">
            <text:p>192°</text:p>
          </table:table-cell>
          <table:table-cell table:formula="of:=MOD([.C34]+ [.$J$8]; 360)" office:value-type="float" office:value="203" calcext:value-type="float">
            <text:p>203°</text:p>
          </table:table-cell>
          <table:table-cell table:style-name="ce6" table:formula="of:=IF(AND([.D34] = 1; [.G34] &lt;&gt; &quot;Yes&quot;); 1; IF([.B35] &gt; [.C35] + [.$J$7];1;0))" office:value-type="boolean" office:boolean-value="false" calcext:value-type="boolean">
            <text:p>FALSE</text:p>
          </table:table-cell>
          <table:table-cell table:style-name="ce2" table:formula="of:=[.C35] + IF([.D35]; 360; 0)" office:value-type="float" office:value="203" calcext:value-type="float">
            <text:p>203°</text:p>
          </table:table-cell>
          <table:table-cell table:formula="of:=ABS([.A35]-[.E35])" office:value-type="float" office:value="176" calcext:value-type="float">
            <text:p>176°</text:p>
          </table:table-cell>
          <table:table-cell table:style-name="ce7" table:formula="of:=IF([.F35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5] = &quot;Yes&quot;; [.C35]; [.A35])" office:value-type="float" office:value="27" calcext:value-type="float">
            <text:p>27°</text:p>
          </table:table-cell>
          <table:table-cell table:formula="of:=[.C35]" office:value-type="float" office:value="203" calcext:value-type="float">
            <text:p>203°</text:p>
          </table:table-cell>
          <table:table-cell table:formula="of:=MOD([.C35]+ [.$J$8]; 360)" office:value-type="float" office:value="214" calcext:value-type="float">
            <text:p>214°</text:p>
          </table:table-cell>
          <table:table-cell table:style-name="ce6" table:formula="of:=IF(AND([.D35] = 1; [.G35] &lt;&gt; &quot;Yes&quot;); 1; IF([.B36] &gt; [.C36] + [.$J$7];1;0))" office:value-type="boolean" office:boolean-value="false" calcext:value-type="boolean">
            <text:p>FALSE</text:p>
          </table:table-cell>
          <table:table-cell table:style-name="ce2" table:formula="of:=[.C36] + IF([.D36]; 360; 0)" office:value-type="float" office:value="214" calcext:value-type="float">
            <text:p>214°</text:p>
          </table:table-cell>
          <table:table-cell table:formula="of:=ABS([.A36]-[.E36])" office:value-type="float" office:value="187" calcext:value-type="float">
            <text:p>187°</text:p>
          </table:table-cell>
          <table:table-cell table:style-name="ce7" table:formula="of:=IF([.F36] &gt;= 360 / [.$J$6]; &quot;Yes&quot;; &quot;&quot;)" office:value-type="string" office:string-value="Yes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table:formula="of:=IF([.G36] = &quot;Yes&quot;; [.C36]; [.A36])" office:value-type="float" office:value="214" calcext:value-type="float">
            <text:p>214°</text:p>
          </table:table-cell>
          <table:table-cell table:formula="of:=[.C36]" office:value-type="float" office:value="214" calcext:value-type="float">
            <text:p>214°</text:p>
          </table:table-cell>
          <table:table-cell table:formula="of:=MOD([.C36]+ [.$J$8]; 360)" office:value-type="float" office:value="225" calcext:value-type="float">
            <text:p>225°</text:p>
          </table:table-cell>
          <table:table-cell table:style-name="ce6" table:formula="of:=IF(AND([.D36] = 1; [.G36] &lt;&gt; &quot;Yes&quot;); 1; IF([.B37] &gt; [.C37] + [.$J$7];1;0))" office:value-type="boolean" office:boolean-value="false" calcext:value-type="boolean">
            <text:p>FALSE</text:p>
          </table:table-cell>
          <table:table-cell table:style-name="ce2" table:formula="of:=[.C37] + IF([.D37]; 360; 0)" office:value-type="float" office:value="225" calcext:value-type="float">
            <text:p>225°</text:p>
          </table:table-cell>
          <table:table-cell table:formula="of:=ABS([.A37]-[.E37])" office:value-type="float" office:value="11" calcext:value-type="float">
            <text:p>11°</text:p>
          </table:table-cell>
          <table:table-cell table:style-name="ce7" table:formula="of:=IF([.F37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7] = &quot;Yes&quot;; [.C37]; [.A37])" office:value-type="float" office:value="214" calcext:value-type="float">
            <text:p>214°</text:p>
          </table:table-cell>
          <table:table-cell table:formula="of:=[.C37]" office:value-type="float" office:value="225" calcext:value-type="float">
            <text:p>225°</text:p>
          </table:table-cell>
          <table:table-cell table:formula="of:=MOD([.C37]+ [.$J$8]; 360)" office:value-type="float" office:value="236" calcext:value-type="float">
            <text:p>236°</text:p>
          </table:table-cell>
          <table:table-cell table:style-name="ce6" table:formula="of:=IF(AND([.D37] = 1; [.G37] &lt;&gt; &quot;Yes&quot;); 1; IF([.B38] &gt; [.C38] + [.$J$7];1;0))" office:value-type="boolean" office:boolean-value="false" calcext:value-type="boolean">
            <text:p>FALSE</text:p>
          </table:table-cell>
          <table:table-cell table:style-name="ce2" table:formula="of:=[.C38] + IF([.D38]; 360; 0)" office:value-type="float" office:value="236" calcext:value-type="float">
            <text:p>236°</text:p>
          </table:table-cell>
          <table:table-cell table:formula="of:=ABS([.A38]-[.E38])" office:value-type="float" office:value="22" calcext:value-type="float">
            <text:p>22°</text:p>
          </table:table-cell>
          <table:table-cell table:style-name="ce7" table:formula="of:=IF([.F38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8] = &quot;Yes&quot;; [.C38]; [.A38])" office:value-type="float" office:value="214" calcext:value-type="float">
            <text:p>214°</text:p>
          </table:table-cell>
          <table:table-cell table:formula="of:=[.C38]" office:value-type="float" office:value="236" calcext:value-type="float">
            <text:p>236°</text:p>
          </table:table-cell>
          <table:table-cell table:formula="of:=MOD([.C38]+ [.$J$8]; 360)" office:value-type="float" office:value="247" calcext:value-type="float">
            <text:p>247°</text:p>
          </table:table-cell>
          <table:table-cell table:style-name="ce6" table:formula="of:=IF(AND([.D38] = 1; [.G38] &lt;&gt; &quot;Yes&quot;); 1; IF([.B39] &gt; [.C39] + [.$J$7];1;0))" office:value-type="boolean" office:boolean-value="false" calcext:value-type="boolean">
            <text:p>FALSE</text:p>
          </table:table-cell>
          <table:table-cell table:style-name="ce2" table:formula="of:=[.C39] + IF([.D39]; 360; 0)" office:value-type="float" office:value="247" calcext:value-type="float">
            <text:p>247°</text:p>
          </table:table-cell>
          <table:table-cell table:formula="of:=ABS([.A39]-[.E39])" office:value-type="float" office:value="33" calcext:value-type="float">
            <text:p>33°</text:p>
          </table:table-cell>
          <table:table-cell table:style-name="ce7" table:formula="of:=IF([.F39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39] = &quot;Yes&quot;; [.C39]; [.A39])" office:value-type="float" office:value="214" calcext:value-type="float">
            <text:p>214°</text:p>
          </table:table-cell>
          <table:table-cell table:formula="of:=[.C39]" office:value-type="float" office:value="247" calcext:value-type="float">
            <text:p>247°</text:p>
          </table:table-cell>
          <table:table-cell table:formula="of:=MOD([.C39]+ [.$J$8]; 360)" office:value-type="float" office:value="258" calcext:value-type="float">
            <text:p>258°</text:p>
          </table:table-cell>
          <table:table-cell table:style-name="ce6" table:formula="of:=IF(AND([.D39] = 1; [.G39] &lt;&gt; &quot;Yes&quot;); 1; IF([.B40] &gt; [.C40] + [.$J$7];1;0))" office:value-type="boolean" office:boolean-value="false" calcext:value-type="boolean">
            <text:p>FALSE</text:p>
          </table:table-cell>
          <table:table-cell table:style-name="ce2" table:formula="of:=[.C40] + IF([.D40]; 360; 0)" office:value-type="float" office:value="258" calcext:value-type="float">
            <text:p>258°</text:p>
          </table:table-cell>
          <table:table-cell table:formula="of:=ABS([.A40]-[.E40])" office:value-type="float" office:value="44" calcext:value-type="float">
            <text:p>44°</text:p>
          </table:table-cell>
          <table:table-cell table:style-name="ce7" table:formula="of:=IF([.F40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0] = &quot;Yes&quot;; [.C40]; [.A40])" office:value-type="float" office:value="214" calcext:value-type="float">
            <text:p>214°</text:p>
          </table:table-cell>
          <table:table-cell table:formula="of:=[.C40]" office:value-type="float" office:value="258" calcext:value-type="float">
            <text:p>258°</text:p>
          </table:table-cell>
          <table:table-cell table:formula="of:=MOD([.C40]+ [.$J$8]; 360)" office:value-type="float" office:value="269" calcext:value-type="float">
            <text:p>269°</text:p>
          </table:table-cell>
          <table:table-cell table:style-name="ce6" table:formula="of:=IF(AND([.D40] = 1; [.G40] &lt;&gt; &quot;Yes&quot;); 1; IF([.B41] &gt; [.C41] + [.$J$7];1;0))" office:value-type="boolean" office:boolean-value="false" calcext:value-type="boolean">
            <text:p>FALSE</text:p>
          </table:table-cell>
          <table:table-cell table:style-name="ce2" table:formula="of:=[.C41] + IF([.D41]; 360; 0)" office:value-type="float" office:value="269" calcext:value-type="float">
            <text:p>269°</text:p>
          </table:table-cell>
          <table:table-cell table:formula="of:=ABS([.A41]-[.E41])" office:value-type="float" office:value="55" calcext:value-type="float">
            <text:p>55°</text:p>
          </table:table-cell>
          <table:table-cell table:style-name="ce7" table:formula="of:=IF([.F41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1] = &quot;Yes&quot;; [.C41]; [.A41])" office:value-type="float" office:value="214" calcext:value-type="float">
            <text:p>214°</text:p>
          </table:table-cell>
          <table:table-cell table:formula="of:=[.C41]" office:value-type="float" office:value="269" calcext:value-type="float">
            <text:p>269°</text:p>
          </table:table-cell>
          <table:table-cell table:formula="of:=MOD([.C41]+ [.$J$8]; 360)" office:value-type="float" office:value="280" calcext:value-type="float">
            <text:p>280°</text:p>
          </table:table-cell>
          <table:table-cell table:style-name="ce6" table:formula="of:=IF(AND([.D41] = 1; [.G41] &lt;&gt; &quot;Yes&quot;); 1; IF([.B42] &gt; [.C42] + [.$J$7];1;0))" office:value-type="boolean" office:boolean-value="false" calcext:value-type="boolean">
            <text:p>FALSE</text:p>
          </table:table-cell>
          <table:table-cell table:style-name="ce2" table:formula="of:=[.C42] + IF([.D42]; 360; 0)" office:value-type="float" office:value="280" calcext:value-type="float">
            <text:p>280°</text:p>
          </table:table-cell>
          <table:table-cell table:formula="of:=ABS([.A42]-[.E42])" office:value-type="float" office:value="66" calcext:value-type="float">
            <text:p>66°</text:p>
          </table:table-cell>
          <table:table-cell table:style-name="ce7" table:formula="of:=IF([.F42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2] = &quot;Yes&quot;; [.C42]; [.A42])" office:value-type="float" office:value="214" calcext:value-type="float">
            <text:p>214°</text:p>
          </table:table-cell>
          <table:table-cell table:formula="of:=[.C42]" office:value-type="float" office:value="280" calcext:value-type="float">
            <text:p>280°</text:p>
          </table:table-cell>
          <table:table-cell table:formula="of:=MOD([.C42]+ [.$J$8]; 360)" office:value-type="float" office:value="291" calcext:value-type="float">
            <text:p>291°</text:p>
          </table:table-cell>
          <table:table-cell table:style-name="ce6" table:formula="of:=IF(AND([.D42] = 1; [.G42] &lt;&gt; &quot;Yes&quot;); 1; IF([.B43] &gt; [.C43] + [.$J$7];1;0))" office:value-type="boolean" office:boolean-value="false" calcext:value-type="boolean">
            <text:p>FALSE</text:p>
          </table:table-cell>
          <table:table-cell table:style-name="ce2" table:formula="of:=[.C43] + IF([.D43]; 360; 0)" office:value-type="float" office:value="291" calcext:value-type="float">
            <text:p>291°</text:p>
          </table:table-cell>
          <table:table-cell table:formula="of:=ABS([.A43]-[.E43])" office:value-type="float" office:value="77" calcext:value-type="float">
            <text:p>77°</text:p>
          </table:table-cell>
          <table:table-cell table:style-name="ce7" table:formula="of:=IF([.F43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3] = &quot;Yes&quot;; [.C43]; [.A43])" office:value-type="float" office:value="214" calcext:value-type="float">
            <text:p>214°</text:p>
          </table:table-cell>
          <table:table-cell table:formula="of:=[.C43]" office:value-type="float" office:value="291" calcext:value-type="float">
            <text:p>291°</text:p>
          </table:table-cell>
          <table:table-cell table:formula="of:=MOD([.C43]+ [.$J$8]; 360)" office:value-type="float" office:value="302" calcext:value-type="float">
            <text:p>302°</text:p>
          </table:table-cell>
          <table:table-cell table:style-name="ce6" table:formula="of:=IF(AND([.D43] = 1; [.G43] &lt;&gt; &quot;Yes&quot;); 1; IF([.B44] &gt; [.C44] + [.$J$7];1;0))" office:value-type="boolean" office:boolean-value="false" calcext:value-type="boolean">
            <text:p>FALSE</text:p>
          </table:table-cell>
          <table:table-cell table:style-name="ce2" table:formula="of:=[.C44] + IF([.D44]; 360; 0)" office:value-type="float" office:value="302" calcext:value-type="float">
            <text:p>302°</text:p>
          </table:table-cell>
          <table:table-cell table:formula="of:=ABS([.A44]-[.E44])" office:value-type="float" office:value="88" calcext:value-type="float">
            <text:p>88°</text:p>
          </table:table-cell>
          <table:table-cell table:style-name="ce7" table:formula="of:=IF([.F44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4] = &quot;Yes&quot;; [.C44]; [.A44])" office:value-type="float" office:value="214" calcext:value-type="float">
            <text:p>214°</text:p>
          </table:table-cell>
          <table:table-cell table:formula="of:=[.C44]" office:value-type="float" office:value="302" calcext:value-type="float">
            <text:p>302°</text:p>
          </table:table-cell>
          <table:table-cell table:formula="of:=MOD([.C44]+ [.$J$8]; 360)" office:value-type="float" office:value="313" calcext:value-type="float">
            <text:p>313°</text:p>
          </table:table-cell>
          <table:table-cell table:style-name="ce6" table:formula="of:=IF(AND([.D44] = 1; [.G44] &lt;&gt; &quot;Yes&quot;); 1; IF([.B45] &gt; [.C45] + [.$J$7];1;0))" office:value-type="boolean" office:boolean-value="false" calcext:value-type="boolean">
            <text:p>FALSE</text:p>
          </table:table-cell>
          <table:table-cell table:style-name="ce2" table:formula="of:=[.C45] + IF([.D45]; 360; 0)" office:value-type="float" office:value="313" calcext:value-type="float">
            <text:p>313°</text:p>
          </table:table-cell>
          <table:table-cell table:formula="of:=ABS([.A45]-[.E45])" office:value-type="float" office:value="99" calcext:value-type="float">
            <text:p>99°</text:p>
          </table:table-cell>
          <table:table-cell table:style-name="ce7" table:formula="of:=IF([.F45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5] = &quot;Yes&quot;; [.C45]; [.A45])" office:value-type="float" office:value="214" calcext:value-type="float">
            <text:p>214°</text:p>
          </table:table-cell>
          <table:table-cell table:formula="of:=[.C45]" office:value-type="float" office:value="313" calcext:value-type="float">
            <text:p>313°</text:p>
          </table:table-cell>
          <table:table-cell table:formula="of:=MOD([.C45]+ [.$J$8]; 360)" office:value-type="float" office:value="324" calcext:value-type="float">
            <text:p>324°</text:p>
          </table:table-cell>
          <table:table-cell table:style-name="ce6" table:formula="of:=IF(AND([.D45] = 1; [.G45] &lt;&gt; &quot;Yes&quot;); 1; IF([.B46] &gt; [.C46] + [.$J$7];1;0))" office:value-type="boolean" office:boolean-value="false" calcext:value-type="boolean">
            <text:p>FALSE</text:p>
          </table:table-cell>
          <table:table-cell table:style-name="ce2" table:formula="of:=[.C46] + IF([.D46]; 360; 0)" office:value-type="float" office:value="324" calcext:value-type="float">
            <text:p>324°</text:p>
          </table:table-cell>
          <table:table-cell table:formula="of:=ABS([.A46]-[.E46])" office:value-type="float" office:value="110" calcext:value-type="float">
            <text:p>110°</text:p>
          </table:table-cell>
          <table:table-cell table:style-name="ce7" table:formula="of:=IF([.F46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6] = &quot;Yes&quot;; [.C46]; [.A46])" office:value-type="float" office:value="214" calcext:value-type="float">
            <text:p>214°</text:p>
          </table:table-cell>
          <table:table-cell table:formula="of:=[.C46]" office:value-type="float" office:value="324" calcext:value-type="float">
            <text:p>324°</text:p>
          </table:table-cell>
          <table:table-cell table:formula="of:=MOD([.C46]+ [.$J$8]; 360)" office:value-type="float" office:value="335" calcext:value-type="float">
            <text:p>335°</text:p>
          </table:table-cell>
          <table:table-cell table:style-name="ce6" table:formula="of:=IF(AND([.D46] = 1; [.G46] &lt;&gt; &quot;Yes&quot;); 1; IF([.B47] &gt; [.C47] + [.$J$7];1;0))" office:value-type="boolean" office:boolean-value="false" calcext:value-type="boolean">
            <text:p>FALSE</text:p>
          </table:table-cell>
          <table:table-cell table:style-name="ce2" table:formula="of:=[.C47] + IF([.D47]; 360; 0)" office:value-type="float" office:value="335" calcext:value-type="float">
            <text:p>335°</text:p>
          </table:table-cell>
          <table:table-cell table:formula="of:=ABS([.A47]-[.E47])" office:value-type="float" office:value="121" calcext:value-type="float">
            <text:p>121°</text:p>
          </table:table-cell>
          <table:table-cell table:style-name="ce7" table:formula="of:=IF([.F47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7] = &quot;Yes&quot;; [.C47]; [.A47])" office:value-type="float" office:value="214" calcext:value-type="float">
            <text:p>214°</text:p>
          </table:table-cell>
          <table:table-cell table:formula="of:=[.C47]" office:value-type="float" office:value="335" calcext:value-type="float">
            <text:p>335°</text:p>
          </table:table-cell>
          <table:table-cell table:formula="of:=MOD([.C47]+ [.$J$8]; 360)" office:value-type="float" office:value="346" calcext:value-type="float">
            <text:p>346°</text:p>
          </table:table-cell>
          <table:table-cell table:style-name="ce6" table:formula="of:=IF(AND([.D47] = 1; [.G47] &lt;&gt; &quot;Yes&quot;); 1; IF([.B48] &gt; [.C48] + [.$J$7];1;0))" office:value-type="boolean" office:boolean-value="false" calcext:value-type="boolean">
            <text:p>FALSE</text:p>
          </table:table-cell>
          <table:table-cell table:style-name="ce2" table:formula="of:=[.C48] + IF([.D48]; 360; 0)" office:value-type="float" office:value="346" calcext:value-type="float">
            <text:p>346°</text:p>
          </table:table-cell>
          <table:table-cell table:formula="of:=ABS([.A48]-[.E48])" office:value-type="float" office:value="132" calcext:value-type="float">
            <text:p>132°</text:p>
          </table:table-cell>
          <table:table-cell table:style-name="ce7" table:formula="of:=IF([.F48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8] = &quot;Yes&quot;; [.C48]; [.A48])" office:value-type="float" office:value="214" calcext:value-type="float">
            <text:p>214°</text:p>
          </table:table-cell>
          <table:table-cell table:formula="of:=[.C48]" office:value-type="float" office:value="346" calcext:value-type="float">
            <text:p>346°</text:p>
          </table:table-cell>
          <table:table-cell table:formula="of:=MOD([.C48]+ [.$J$8]; 360)" office:value-type="float" office:value="357" calcext:value-type="float">
            <text:p>357°</text:p>
          </table:table-cell>
          <table:table-cell table:style-name="ce6" table:formula="of:=IF(AND([.D48] = 1; [.G48] &lt;&gt; &quot;Yes&quot;); 1; IF([.B49] &gt; [.C49] + [.$J$7];1;0))" office:value-type="boolean" office:boolean-value="false" calcext:value-type="boolean">
            <text:p>FALSE</text:p>
          </table:table-cell>
          <table:table-cell table:style-name="ce2" table:formula="of:=[.C49] + IF([.D49]; 360; 0)" office:value-type="float" office:value="357" calcext:value-type="float">
            <text:p>357°</text:p>
          </table:table-cell>
          <table:table-cell table:formula="of:=ABS([.A49]-[.E49])" office:value-type="float" office:value="143" calcext:value-type="float">
            <text:p>143°</text:p>
          </table:table-cell>
          <table:table-cell table:style-name="ce7" table:formula="of:=IF([.F49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49] = &quot;Yes&quot;; [.C49]; [.A49])" office:value-type="float" office:value="214" calcext:value-type="float">
            <text:p>214°</text:p>
          </table:table-cell>
          <table:table-cell table:formula="of:=[.C49]" office:value-type="float" office:value="357" calcext:value-type="float">
            <text:p>357°</text:p>
          </table:table-cell>
          <table:table-cell table:formula="of:=MOD([.C49]+ [.$J$8]; 360)" office:value-type="float" office:value="8" calcext:value-type="float">
            <text:p>8°</text:p>
          </table:table-cell>
          <table:table-cell table:style-name="ce6" table:formula="of:=IF(AND([.D49] = 1; [.G49] &lt;&gt; &quot;Yes&quot;); 1; IF([.B50] &gt; [.C50] + [.$J$7];1;0))" office:value-type="boolean" office:boolean-value="true" calcext:value-type="boolean">
            <text:p>TRUE</text:p>
          </table:table-cell>
          <table:table-cell table:style-name="ce2" table:formula="of:=[.C50] + IF([.D50]; 360; 0)" office:value-type="float" office:value="368" calcext:value-type="float">
            <text:p>368°</text:p>
          </table:table-cell>
          <table:table-cell table:formula="of:=ABS([.A50]-[.E50])" office:value-type="float" office:value="154" calcext:value-type="float">
            <text:p>154°</text:p>
          </table:table-cell>
          <table:table-cell table:style-name="ce7" table:formula="of:=IF([.F50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0] = &quot;Yes&quot;; [.C50]; [.A50])" office:value-type="float" office:value="214" calcext:value-type="float">
            <text:p>214°</text:p>
          </table:table-cell>
          <table:table-cell table:formula="of:=[.C50]" office:value-type="float" office:value="8" calcext:value-type="float">
            <text:p>8°</text:p>
          </table:table-cell>
          <table:table-cell table:formula="of:=MOD([.C50]+ [.$J$8]; 360)" office:value-type="float" office:value="19" calcext:value-type="float">
            <text:p>19°</text:p>
          </table:table-cell>
          <table:table-cell table:style-name="ce6" table:formula="of:=IF(AND([.D50] = 1; [.G50] &lt;&gt; &quot;Yes&quot;); 1; IF([.B51] &gt; [.C51] + [.$J$7];1;0))" office:value-type="boolean" office:boolean-value="true" calcext:value-type="boolean">
            <text:p>TRUE</text:p>
          </table:table-cell>
          <table:table-cell table:style-name="ce2" table:formula="of:=[.C51] + IF([.D51]; 360; 0)" office:value-type="float" office:value="379" calcext:value-type="float">
            <text:p>379°</text:p>
          </table:table-cell>
          <table:table-cell table:formula="of:=ABS([.A51]-[.E51])" office:value-type="float" office:value="165" calcext:value-type="float">
            <text:p>165°</text:p>
          </table:table-cell>
          <table:table-cell table:style-name="ce7" table:formula="of:=IF([.F51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1] = &quot;Yes&quot;; [.C51]; [.A51])" office:value-type="float" office:value="214" calcext:value-type="float">
            <text:p>214°</text:p>
          </table:table-cell>
          <table:table-cell table:formula="of:=[.C51]" office:value-type="float" office:value="19" calcext:value-type="float">
            <text:p>19°</text:p>
          </table:table-cell>
          <table:table-cell table:formula="of:=MOD([.C51]+ [.$J$8]; 360)" office:value-type="float" office:value="30" calcext:value-type="float">
            <text:p>30°</text:p>
          </table:table-cell>
          <table:table-cell table:style-name="ce6" table:formula="of:=IF(AND([.D51] = 1; [.G51] &lt;&gt; &quot;Yes&quot;); 1; IF([.B52] &gt; [.C52] + [.$J$7];1;0))" office:value-type="boolean" office:boolean-value="true" calcext:value-type="boolean">
            <text:p>TRUE</text:p>
          </table:table-cell>
          <table:table-cell table:style-name="ce2" table:formula="of:=[.C52] + IF([.D52]; 360; 0)" office:value-type="float" office:value="390" calcext:value-type="float">
            <text:p>390°</text:p>
          </table:table-cell>
          <table:table-cell table:formula="of:=ABS([.A52]-[.E52])" office:value-type="float" office:value="176" calcext:value-type="float">
            <text:p>176°</text:p>
          </table:table-cell>
          <table:table-cell table:style-name="ce7" table:formula="of:=IF([.F52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2] = &quot;Yes&quot;; [.C52]; [.A52])" office:value-type="float" office:value="214" calcext:value-type="float">
            <text:p>214°</text:p>
          </table:table-cell>
          <table:table-cell table:formula="of:=[.C52]" office:value-type="float" office:value="30" calcext:value-type="float">
            <text:p>30°</text:p>
          </table:table-cell>
          <table:table-cell table:formula="of:=MOD([.C52]+ [.$J$8]; 360)" office:value-type="float" office:value="41" calcext:value-type="float">
            <text:p>41°</text:p>
          </table:table-cell>
          <table:table-cell table:style-name="ce6" table:formula="of:=IF(AND([.D52] = 1; [.G52] &lt;&gt; &quot;Yes&quot;); 1; IF([.B53] &gt; [.C53] + [.$J$7];1;0))" office:value-type="boolean" office:boolean-value="true" calcext:value-type="boolean">
            <text:p>TRUE</text:p>
          </table:table-cell>
          <table:table-cell table:style-name="ce2" table:formula="of:=[.C53] + IF([.D53]; 360; 0)" office:value-type="float" office:value="401" calcext:value-type="float">
            <text:p>401°</text:p>
          </table:table-cell>
          <table:table-cell table:formula="of:=ABS([.A53]-[.E53])" office:value-type="float" office:value="187" calcext:value-type="float">
            <text:p>187°</text:p>
          </table:table-cell>
          <table:table-cell table:style-name="ce7" table:formula="of:=IF([.F53] &gt;= 360 / [.$J$6]; &quot;Yes&quot;; &quot;&quot;)" office:value-type="string" office:string-value="Yes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table:formula="of:=IF([.G53] = &quot;Yes&quot;; [.C53]; [.A53])" office:value-type="float" office:value="41" calcext:value-type="float">
            <text:p>41°</text:p>
          </table:table-cell>
          <table:table-cell table:formula="of:=[.C53]" office:value-type="float" office:value="41" calcext:value-type="float">
            <text:p>41°</text:p>
          </table:table-cell>
          <table:table-cell table:formula="of:=MOD([.C53]+ [.$J$8]; 360)" office:value-type="float" office:value="52" calcext:value-type="float">
            <text:p>52°</text:p>
          </table:table-cell>
          <table:table-cell table:style-name="ce6" table:formula="of:=IF(AND([.D53] = 1; [.G53] &lt;&gt; &quot;Yes&quot;); 1; IF([.B54] &gt; [.C54] + [.$J$7];1;0))" office:value-type="boolean" office:boolean-value="false" calcext:value-type="boolean">
            <text:p>FALSE</text:p>
          </table:table-cell>
          <table:table-cell table:style-name="ce2" table:formula="of:=[.C54] + IF([.D54]; 360; 0)" office:value-type="float" office:value="52" calcext:value-type="float">
            <text:p>52°</text:p>
          </table:table-cell>
          <table:table-cell table:formula="of:=ABS([.A54]-[.E54])" office:value-type="float" office:value="11" calcext:value-type="float">
            <text:p>11°</text:p>
          </table:table-cell>
          <table:table-cell table:style-name="ce7" table:formula="of:=IF([.F54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4] = &quot;Yes&quot;; [.C54]; [.A54])" office:value-type="float" office:value="41" calcext:value-type="float">
            <text:p>41°</text:p>
          </table:table-cell>
          <table:table-cell table:formula="of:=[.C54]" office:value-type="float" office:value="52" calcext:value-type="float">
            <text:p>52°</text:p>
          </table:table-cell>
          <table:table-cell table:formula="of:=MOD([.C54]+ [.$J$8]; 360)" office:value-type="float" office:value="63" calcext:value-type="float">
            <text:p>63°</text:p>
          </table:table-cell>
          <table:table-cell table:style-name="ce6" table:formula="of:=IF(AND([.D54] = 1; [.G54] &lt;&gt; &quot;Yes&quot;); 1; IF([.B55] &gt; [.C55] + [.$J$7];1;0))" office:value-type="boolean" office:boolean-value="false" calcext:value-type="boolean">
            <text:p>FALSE</text:p>
          </table:table-cell>
          <table:table-cell table:style-name="ce2" table:formula="of:=[.C55] + IF([.D55]; 360; 0)" office:value-type="float" office:value="63" calcext:value-type="float">
            <text:p>63°</text:p>
          </table:table-cell>
          <table:table-cell table:formula="of:=ABS([.A55]-[.E55])" office:value-type="float" office:value="22" calcext:value-type="float">
            <text:p>22°</text:p>
          </table:table-cell>
          <table:table-cell table:style-name="ce7" table:formula="of:=IF([.F55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5] = &quot;Yes&quot;; [.C55]; [.A55])" office:value-type="float" office:value="41" calcext:value-type="float">
            <text:p>41°</text:p>
          </table:table-cell>
          <table:table-cell table:formula="of:=[.C55]" office:value-type="float" office:value="63" calcext:value-type="float">
            <text:p>63°</text:p>
          </table:table-cell>
          <table:table-cell table:formula="of:=MOD([.C55]+ [.$J$8]; 360)" office:value-type="float" office:value="74" calcext:value-type="float">
            <text:p>74°</text:p>
          </table:table-cell>
          <table:table-cell table:style-name="ce6" table:formula="of:=IF(AND([.D55] = 1; [.G55] &lt;&gt; &quot;Yes&quot;); 1; IF([.B56] &gt; [.C56] + [.$J$7];1;0))" office:value-type="boolean" office:boolean-value="false" calcext:value-type="boolean">
            <text:p>FALSE</text:p>
          </table:table-cell>
          <table:table-cell table:style-name="ce2" table:formula="of:=[.C56] + IF([.D56]; 360; 0)" office:value-type="float" office:value="74" calcext:value-type="float">
            <text:p>74°</text:p>
          </table:table-cell>
          <table:table-cell table:formula="of:=ABS([.A56]-[.E56])" office:value-type="float" office:value="33" calcext:value-type="float">
            <text:p>33°</text:p>
          </table:table-cell>
          <table:table-cell table:style-name="ce7" table:formula="of:=IF([.F56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6] = &quot;Yes&quot;; [.C56]; [.A56])" office:value-type="float" office:value="41" calcext:value-type="float">
            <text:p>41°</text:p>
          </table:table-cell>
          <table:table-cell table:formula="of:=[.C56]" office:value-type="float" office:value="74" calcext:value-type="float">
            <text:p>74°</text:p>
          </table:table-cell>
          <table:table-cell table:formula="of:=MOD([.C56]+ [.$J$8]; 360)" office:value-type="float" office:value="85" calcext:value-type="float">
            <text:p>85°</text:p>
          </table:table-cell>
          <table:table-cell table:style-name="ce6" table:formula="of:=IF(AND([.D56] = 1; [.G56] &lt;&gt; &quot;Yes&quot;); 1; IF([.B57] &gt; [.C57] + [.$J$7];1;0))" office:value-type="boolean" office:boolean-value="false" calcext:value-type="boolean">
            <text:p>FALSE</text:p>
          </table:table-cell>
          <table:table-cell table:style-name="ce2" table:formula="of:=[.C57] + IF([.D57]; 360; 0)" office:value-type="float" office:value="85" calcext:value-type="float">
            <text:p>85°</text:p>
          </table:table-cell>
          <table:table-cell table:formula="of:=ABS([.A57]-[.E57])" office:value-type="float" office:value="44" calcext:value-type="float">
            <text:p>44°</text:p>
          </table:table-cell>
          <table:table-cell table:style-name="ce7" table:formula="of:=IF([.F57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7] = &quot;Yes&quot;; [.C57]; [.A57])" office:value-type="float" office:value="41" calcext:value-type="float">
            <text:p>41°</text:p>
          </table:table-cell>
          <table:table-cell table:formula="of:=[.C57]" office:value-type="float" office:value="85" calcext:value-type="float">
            <text:p>85°</text:p>
          </table:table-cell>
          <table:table-cell table:formula="of:=MOD([.C57]+ [.$J$8]; 360)" office:value-type="float" office:value="96" calcext:value-type="float">
            <text:p>96°</text:p>
          </table:table-cell>
          <table:table-cell table:style-name="ce6" table:formula="of:=IF(AND([.D57] = 1; [.G57] &lt;&gt; &quot;Yes&quot;); 1; IF([.B58] &gt; [.C58] + [.$J$7];1;0))" office:value-type="boolean" office:boolean-value="false" calcext:value-type="boolean">
            <text:p>FALSE</text:p>
          </table:table-cell>
          <table:table-cell table:style-name="ce2" table:formula="of:=[.C58] + IF([.D58]; 360; 0)" office:value-type="float" office:value="96" calcext:value-type="float">
            <text:p>96°</text:p>
          </table:table-cell>
          <table:table-cell table:formula="of:=ABS([.A58]-[.E58])" office:value-type="float" office:value="55" calcext:value-type="float">
            <text:p>55°</text:p>
          </table:table-cell>
          <table:table-cell table:style-name="ce7" table:formula="of:=IF([.F58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8] = &quot;Yes&quot;; [.C58]; [.A58])" office:value-type="float" office:value="41" calcext:value-type="float">
            <text:p>41°</text:p>
          </table:table-cell>
          <table:table-cell table:formula="of:=[.C58]" office:value-type="float" office:value="96" calcext:value-type="float">
            <text:p>96°</text:p>
          </table:table-cell>
          <table:table-cell table:formula="of:=MOD([.C58]+ [.$J$8]; 360)" office:value-type="float" office:value="107" calcext:value-type="float">
            <text:p>107°</text:p>
          </table:table-cell>
          <table:table-cell table:style-name="ce6" table:formula="of:=IF(AND([.D58] = 1; [.G58] &lt;&gt; &quot;Yes&quot;); 1; IF([.B59] &gt; [.C59] + [.$J$7];1;0))" office:value-type="boolean" office:boolean-value="false" calcext:value-type="boolean">
            <text:p>FALSE</text:p>
          </table:table-cell>
          <table:table-cell table:style-name="ce2" table:formula="of:=[.C59] + IF([.D59]; 360; 0)" office:value-type="float" office:value="107" calcext:value-type="float">
            <text:p>107°</text:p>
          </table:table-cell>
          <table:table-cell table:formula="of:=ABS([.A59]-[.E59])" office:value-type="float" office:value="66" calcext:value-type="float">
            <text:p>66°</text:p>
          </table:table-cell>
          <table:table-cell table:style-name="ce7" table:formula="of:=IF([.F59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59] = &quot;Yes&quot;; [.C59]; [.A59])" office:value-type="float" office:value="41" calcext:value-type="float">
            <text:p>41°</text:p>
          </table:table-cell>
          <table:table-cell table:formula="of:=[.C59]" office:value-type="float" office:value="107" calcext:value-type="float">
            <text:p>107°</text:p>
          </table:table-cell>
          <table:table-cell table:formula="of:=MOD([.C59]+ [.$J$8]; 360)" office:value-type="float" office:value="118" calcext:value-type="float">
            <text:p>118°</text:p>
          </table:table-cell>
          <table:table-cell table:style-name="ce6" table:formula="of:=IF(AND([.D59] = 1; [.G59] &lt;&gt; &quot;Yes&quot;); 1; IF([.B60] &gt; [.C60] + [.$J$7];1;0))" office:value-type="boolean" office:boolean-value="false" calcext:value-type="boolean">
            <text:p>FALSE</text:p>
          </table:table-cell>
          <table:table-cell table:style-name="ce2" table:formula="of:=[.C60] + IF([.D60]; 360; 0)" office:value-type="float" office:value="118" calcext:value-type="float">
            <text:p>118°</text:p>
          </table:table-cell>
          <table:table-cell table:formula="of:=ABS([.A60]-[.E60])" office:value-type="float" office:value="77" calcext:value-type="float">
            <text:p>77°</text:p>
          </table:table-cell>
          <table:table-cell table:style-name="ce7" table:formula="of:=IF([.F60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0] = &quot;Yes&quot;; [.C60]; [.A60])" office:value-type="float" office:value="41" calcext:value-type="float">
            <text:p>41°</text:p>
          </table:table-cell>
          <table:table-cell table:formula="of:=[.C60]" office:value-type="float" office:value="118" calcext:value-type="float">
            <text:p>118°</text:p>
          </table:table-cell>
          <table:table-cell table:formula="of:=MOD([.C60]+ [.$J$8]; 360)" office:value-type="float" office:value="129" calcext:value-type="float">
            <text:p>129°</text:p>
          </table:table-cell>
          <table:table-cell table:style-name="ce6" table:formula="of:=IF(AND([.D60] = 1; [.G60] &lt;&gt; &quot;Yes&quot;); 1; IF([.B61] &gt; [.C61] + [.$J$7];1;0))" office:value-type="boolean" office:boolean-value="false" calcext:value-type="boolean">
            <text:p>FALSE</text:p>
          </table:table-cell>
          <table:table-cell table:style-name="ce2" table:formula="of:=[.C61] + IF([.D61]; 360; 0)" office:value-type="float" office:value="129" calcext:value-type="float">
            <text:p>129°</text:p>
          </table:table-cell>
          <table:table-cell table:formula="of:=ABS([.A61]-[.E61])" office:value-type="float" office:value="88" calcext:value-type="float">
            <text:p>88°</text:p>
          </table:table-cell>
          <table:table-cell table:style-name="ce7" table:formula="of:=IF([.F61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1] = &quot;Yes&quot;; [.C61]; [.A61])" office:value-type="float" office:value="41" calcext:value-type="float">
            <text:p>41°</text:p>
          </table:table-cell>
          <table:table-cell table:formula="of:=[.C61]" office:value-type="float" office:value="129" calcext:value-type="float">
            <text:p>129°</text:p>
          </table:table-cell>
          <table:table-cell table:formula="of:=MOD([.C61]+ [.$J$8]; 360)" office:value-type="float" office:value="140" calcext:value-type="float">
            <text:p>140°</text:p>
          </table:table-cell>
          <table:table-cell table:style-name="ce6" table:formula="of:=IF(AND([.D61] = 1; [.G61] &lt;&gt; &quot;Yes&quot;); 1; IF([.B62] &gt; [.C62] + [.$J$7];1;0))" office:value-type="boolean" office:boolean-value="false" calcext:value-type="boolean">
            <text:p>FALSE</text:p>
          </table:table-cell>
          <table:table-cell table:style-name="ce2" table:formula="of:=[.C62] + IF([.D62]; 360; 0)" office:value-type="float" office:value="140" calcext:value-type="float">
            <text:p>140°</text:p>
          </table:table-cell>
          <table:table-cell table:formula="of:=ABS([.A62]-[.E62])" office:value-type="float" office:value="99" calcext:value-type="float">
            <text:p>99°</text:p>
          </table:table-cell>
          <table:table-cell table:style-name="ce7" table:formula="of:=IF([.F62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2] = &quot;Yes&quot;; [.C62]; [.A62])" office:value-type="float" office:value="41" calcext:value-type="float">
            <text:p>41°</text:p>
          </table:table-cell>
          <table:table-cell table:formula="of:=[.C62]" office:value-type="float" office:value="140" calcext:value-type="float">
            <text:p>140°</text:p>
          </table:table-cell>
          <table:table-cell table:formula="of:=MOD([.C62]+ [.$J$8]; 360)" office:value-type="float" office:value="151" calcext:value-type="float">
            <text:p>151°</text:p>
          </table:table-cell>
          <table:table-cell table:style-name="ce6" table:formula="of:=IF(AND([.D62] = 1; [.G62] &lt;&gt; &quot;Yes&quot;); 1; IF([.B63] &gt; [.C63] + [.$J$7];1;0))" office:value-type="boolean" office:boolean-value="false" calcext:value-type="boolean">
            <text:p>FALSE</text:p>
          </table:table-cell>
          <table:table-cell table:style-name="ce2" table:formula="of:=[.C63] + IF([.D63]; 360; 0)" office:value-type="float" office:value="151" calcext:value-type="float">
            <text:p>151°</text:p>
          </table:table-cell>
          <table:table-cell table:formula="of:=ABS([.A63]-[.E63])" office:value-type="float" office:value="110" calcext:value-type="float">
            <text:p>110°</text:p>
          </table:table-cell>
          <table:table-cell table:style-name="ce7" table:formula="of:=IF([.F63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3] = &quot;Yes&quot;; [.C63]; [.A63])" office:value-type="float" office:value="41" calcext:value-type="float">
            <text:p>41°</text:p>
          </table:table-cell>
          <table:table-cell table:formula="of:=[.C63]" office:value-type="float" office:value="151" calcext:value-type="float">
            <text:p>151°</text:p>
          </table:table-cell>
          <table:table-cell table:formula="of:=MOD([.C63]+ [.$J$8]; 360)" office:value-type="float" office:value="162" calcext:value-type="float">
            <text:p>162°</text:p>
          </table:table-cell>
          <table:table-cell table:style-name="ce6" table:formula="of:=IF(AND([.D63] = 1; [.G63] &lt;&gt; &quot;Yes&quot;); 1; IF([.B64] &gt; [.C64] + [.$J$7];1;0))" office:value-type="boolean" office:boolean-value="false" calcext:value-type="boolean">
            <text:p>FALSE</text:p>
          </table:table-cell>
          <table:table-cell table:style-name="ce2" table:formula="of:=[.C64] + IF([.D64]; 360; 0)" office:value-type="float" office:value="162" calcext:value-type="float">
            <text:p>162°</text:p>
          </table:table-cell>
          <table:table-cell table:formula="of:=ABS([.A64]-[.E64])" office:value-type="float" office:value="121" calcext:value-type="float">
            <text:p>121°</text:p>
          </table:table-cell>
          <table:table-cell table:style-name="ce7" table:formula="of:=IF([.F64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4] = &quot;Yes&quot;; [.C64]; [.A64])" office:value-type="float" office:value="41" calcext:value-type="float">
            <text:p>41°</text:p>
          </table:table-cell>
          <table:table-cell table:formula="of:=[.C64]" office:value-type="float" office:value="162" calcext:value-type="float">
            <text:p>162°</text:p>
          </table:table-cell>
          <table:table-cell table:formula="of:=MOD([.C64]+ [.$J$8]; 360)" office:value-type="float" office:value="173" calcext:value-type="float">
            <text:p>173°</text:p>
          </table:table-cell>
          <table:table-cell table:style-name="ce6" table:formula="of:=IF(AND([.D64] = 1; [.G64] &lt;&gt; &quot;Yes&quot;); 1; IF([.B65] &gt; [.C65] + [.$J$7];1;0))" office:value-type="boolean" office:boolean-value="false" calcext:value-type="boolean">
            <text:p>FALSE</text:p>
          </table:table-cell>
          <table:table-cell table:style-name="ce2" table:formula="of:=[.C65] + IF([.D65]; 360; 0)" office:value-type="float" office:value="173" calcext:value-type="float">
            <text:p>173°</text:p>
          </table:table-cell>
          <table:table-cell table:formula="of:=ABS([.A65]-[.E65])" office:value-type="float" office:value="132" calcext:value-type="float">
            <text:p>132°</text:p>
          </table:table-cell>
          <table:table-cell table:style-name="ce7" table:formula="of:=IF([.F65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5] = &quot;Yes&quot;; [.C65]; [.A65])" office:value-type="float" office:value="41" calcext:value-type="float">
            <text:p>41°</text:p>
          </table:table-cell>
          <table:table-cell table:formula="of:=[.C65]" office:value-type="float" office:value="173" calcext:value-type="float">
            <text:p>173°</text:p>
          </table:table-cell>
          <table:table-cell table:formula="of:=MOD([.C65]+ [.$J$8]; 360)" office:value-type="float" office:value="184" calcext:value-type="float">
            <text:p>184°</text:p>
          </table:table-cell>
          <table:table-cell table:style-name="ce6" table:formula="of:=IF(AND([.D65] = 1; [.G65] &lt;&gt; &quot;Yes&quot;); 1; IF([.B66] &gt; [.C66] + [.$J$7];1;0))" office:value-type="boolean" office:boolean-value="false" calcext:value-type="boolean">
            <text:p>FALSE</text:p>
          </table:table-cell>
          <table:table-cell table:style-name="ce2" table:formula="of:=[.C66] + IF([.D66]; 360; 0)" office:value-type="float" office:value="184" calcext:value-type="float">
            <text:p>184°</text:p>
          </table:table-cell>
          <table:table-cell table:formula="of:=ABS([.A66]-[.E66])" office:value-type="float" office:value="143" calcext:value-type="float">
            <text:p>143°</text:p>
          </table:table-cell>
          <table:table-cell table:style-name="ce7" table:formula="of:=IF([.F66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6] = &quot;Yes&quot;; [.C66]; [.A66])" office:value-type="float" office:value="41" calcext:value-type="float">
            <text:p>41°</text:p>
          </table:table-cell>
          <table:table-cell table:formula="of:=[.C66]" office:value-type="float" office:value="184" calcext:value-type="float">
            <text:p>184°</text:p>
          </table:table-cell>
          <table:table-cell table:formula="of:=MOD([.C66]+ [.$J$8]; 360)" office:value-type="float" office:value="195" calcext:value-type="float">
            <text:p>195°</text:p>
          </table:table-cell>
          <table:table-cell table:style-name="ce6" table:formula="of:=IF(AND([.D66] = 1; [.G66] &lt;&gt; &quot;Yes&quot;); 1; IF([.B67] &gt; [.C67] + [.$J$7];1;0))" office:value-type="boolean" office:boolean-value="false" calcext:value-type="boolean">
            <text:p>FALSE</text:p>
          </table:table-cell>
          <table:table-cell table:style-name="ce2" table:formula="of:=[.C67] + IF([.D67]; 360; 0)" office:value-type="float" office:value="195" calcext:value-type="float">
            <text:p>195°</text:p>
          </table:table-cell>
          <table:table-cell table:formula="of:=ABS([.A67]-[.E67])" office:value-type="float" office:value="154" calcext:value-type="float">
            <text:p>154°</text:p>
          </table:table-cell>
          <table:table-cell table:style-name="ce7" table:formula="of:=IF([.F67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7] = &quot;Yes&quot;; [.C67]; [.A67])" office:value-type="float" office:value="41" calcext:value-type="float">
            <text:p>41°</text:p>
          </table:table-cell>
          <table:table-cell table:formula="of:=[.C67]" office:value-type="float" office:value="195" calcext:value-type="float">
            <text:p>195°</text:p>
          </table:table-cell>
          <table:table-cell table:formula="of:=MOD([.C67]+ [.$J$8]; 360)" office:value-type="float" office:value="206" calcext:value-type="float">
            <text:p>206°</text:p>
          </table:table-cell>
          <table:table-cell table:style-name="ce6" table:formula="of:=IF(AND([.D67] = 1; [.G67] &lt;&gt; &quot;Yes&quot;); 1; IF([.B68] &gt; [.C68] + [.$J$7];1;0))" office:value-type="boolean" office:boolean-value="false" calcext:value-type="boolean">
            <text:p>FALSE</text:p>
          </table:table-cell>
          <table:table-cell table:style-name="ce2" table:formula="of:=[.C68] + IF([.D68]; 360; 0)" office:value-type="float" office:value="206" calcext:value-type="float">
            <text:p>206°</text:p>
          </table:table-cell>
          <table:table-cell table:formula="of:=ABS([.A68]-[.E68])" office:value-type="float" office:value="165" calcext:value-type="float">
            <text:p>165°</text:p>
          </table:table-cell>
          <table:table-cell table:style-name="ce7" table:formula="of:=IF([.F68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8] = &quot;Yes&quot;; [.C68]; [.A68])" office:value-type="float" office:value="41" calcext:value-type="float">
            <text:p>41°</text:p>
          </table:table-cell>
          <table:table-cell table:formula="of:=[.C68]" office:value-type="float" office:value="206" calcext:value-type="float">
            <text:p>206°</text:p>
          </table:table-cell>
          <table:table-cell table:formula="of:=MOD([.C68]+ [.$J$8]; 360)" office:value-type="float" office:value="217" calcext:value-type="float">
            <text:p>217°</text:p>
          </table:table-cell>
          <table:table-cell table:style-name="ce6" table:formula="of:=IF(AND([.D68] = 1; [.G68] &lt;&gt; &quot;Yes&quot;); 1; IF([.B69] &gt; [.C69] + [.$J$7];1;0))" office:value-type="boolean" office:boolean-value="false" calcext:value-type="boolean">
            <text:p>FALSE</text:p>
          </table:table-cell>
          <table:table-cell table:style-name="ce2" table:formula="of:=[.C69] + IF([.D69]; 360; 0)" office:value-type="float" office:value="217" calcext:value-type="float">
            <text:p>217°</text:p>
          </table:table-cell>
          <table:table-cell table:formula="of:=ABS([.A69]-[.E69])" office:value-type="float" office:value="176" calcext:value-type="float">
            <text:p>176°</text:p>
          </table:table-cell>
          <table:table-cell table:style-name="ce7" table:formula="of:=IF([.F69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69] = &quot;Yes&quot;; [.C69]; [.A69])" office:value-type="float" office:value="41" calcext:value-type="float">
            <text:p>41°</text:p>
          </table:table-cell>
          <table:table-cell table:formula="of:=[.C69]" office:value-type="float" office:value="217" calcext:value-type="float">
            <text:p>217°</text:p>
          </table:table-cell>
          <table:table-cell table:formula="of:=MOD([.C69]+ [.$J$8]; 360)" office:value-type="float" office:value="228" calcext:value-type="float">
            <text:p>228°</text:p>
          </table:table-cell>
          <table:table-cell table:style-name="ce6" table:formula="of:=IF(AND([.D69] = 1; [.G69] &lt;&gt; &quot;Yes&quot;); 1; IF([.B70] &gt; [.C70] + [.$J$7];1;0))" office:value-type="boolean" office:boolean-value="false" calcext:value-type="boolean">
            <text:p>FALSE</text:p>
          </table:table-cell>
          <table:table-cell table:style-name="ce2" table:formula="of:=[.C70] + IF([.D70]; 360; 0)" office:value-type="float" office:value="228" calcext:value-type="float">
            <text:p>228°</text:p>
          </table:table-cell>
          <table:table-cell table:formula="of:=ABS([.A70]-[.E70])" office:value-type="float" office:value="187" calcext:value-type="float">
            <text:p>187°</text:p>
          </table:table-cell>
          <table:table-cell table:style-name="ce7" table:formula="of:=IF([.F70] &gt;= 360 / [.$J$6]; &quot;Yes&quot;; &quot;&quot;)" office:value-type="string" office:string-value="Yes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3" table:formula="of:=IF([.G70] = &quot;Yes&quot;; [.C70]; [.A70])" office:value-type="float" office:value="228" calcext:value-type="float">
            <text:p>228°</text:p>
          </table:table-cell>
          <table:table-cell table:formula="of:=[.C70]" office:value-type="float" office:value="228" calcext:value-type="float">
            <text:p>228°</text:p>
          </table:table-cell>
          <table:table-cell table:formula="of:=MOD([.C70]+ [.$J$8]; 360)" office:value-type="float" office:value="239" calcext:value-type="float">
            <text:p>239°</text:p>
          </table:table-cell>
          <table:table-cell table:style-name="ce6" table:formula="of:=IF(AND([.D70] = 1; [.G70] &lt;&gt; &quot;Yes&quot;); 1; IF([.B71] &gt; [.C71] + [.$J$7];1;0))" office:value-type="boolean" office:boolean-value="false" calcext:value-type="boolean">
            <text:p>FALSE</text:p>
          </table:table-cell>
          <table:table-cell table:style-name="ce2" table:formula="of:=[.C71] + IF([.D71]; 360; 0)" office:value-type="float" office:value="239" calcext:value-type="float">
            <text:p>239°</text:p>
          </table:table-cell>
          <table:table-cell table:formula="of:=ABS([.A71]-[.E71])" office:value-type="float" office:value="11" calcext:value-type="float">
            <text:p>11°</text:p>
          </table:table-cell>
          <table:table-cell table:style-name="ce7" table:formula="of:=IF([.F71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71] = &quot;Yes&quot;; [.C71]; [.A71])" office:value-type="float" office:value="228" calcext:value-type="float">
            <text:p>228°</text:p>
          </table:table-cell>
          <table:table-cell table:formula="of:=[.C71]" office:value-type="float" office:value="239" calcext:value-type="float">
            <text:p>239°</text:p>
          </table:table-cell>
          <table:table-cell table:formula="of:=MOD([.C71]+ [.$J$8]; 360)" office:value-type="float" office:value="250" calcext:value-type="float">
            <text:p>250°</text:p>
          </table:table-cell>
          <table:table-cell table:style-name="ce6" table:formula="of:=IF(AND([.D71] = 1; [.G71] &lt;&gt; &quot;Yes&quot;); 1; IF([.B72] &gt; [.C72] + [.$J$7];1;0))" office:value-type="boolean" office:boolean-value="false" calcext:value-type="boolean">
            <text:p>FALSE</text:p>
          </table:table-cell>
          <table:table-cell table:style-name="ce2" table:formula="of:=[.C72] + IF([.D72]; 360; 0)" office:value-type="float" office:value="250" calcext:value-type="float">
            <text:p>250°</text:p>
          </table:table-cell>
          <table:table-cell table:formula="of:=ABS([.A72]-[.E72])" office:value-type="float" office:value="22" calcext:value-type="float">
            <text:p>22°</text:p>
          </table:table-cell>
          <table:table-cell table:style-name="ce7" table:formula="of:=IF([.F72] &gt;= 360 / [.$J$6]; &quot;Yes&quot;; &quot;&quot;)">
            <text:p/>
          </table:table-cell>
          <table:table-cell table:number-columns-repeated="1017"/>
        </table:table-row>
        <table:table-row table:style-name="ro1">
          <table:table-cell table:style-name="ce3" table:formula="of:=IF([.G72] = &quot;Yes&quot;; [.C72]; [.A72])" office:value-type="float" office:value="228" calcext:value-type="float">
            <text:p>228°</text:p>
          </table:table-cell>
          <table:table-cell table:formula="of:=[.C72]" office:value-type="float" office:value="250" calcext:value-type="float">
            <text:p>250°</text:p>
          </table:table-cell>
          <table:table-cell table:formula="of:=MOD([.C72]+ [.$J$8]; 360)" office:value-type="float" office:value="261" calcext:value-type="float">
            <text:p>261°</text:p>
          </table:table-cell>
          <table:table-cell table:style-name="ce6" table:formula="of:=IF(AND([.D72] = 1; [.G72] &lt;&gt; &quot;Yes&quot;); 1; IF([.B73] &gt; [.C73] + [.$J$7];1;0))" office:value-type="boolean" office:boolean-value="false" calcext:value-type="boolean">
            <text:p>FALSE</text:p>
          </table:table-cell>
          <table:table-cell table:style-name="ce2" table:formula="of:=[.C73] + IF([.D73]; 360; 0)" office:value-type="float" office:value="261" calcext:value-type="float">
            <text:p>261°</text:p>
          </table:table-cell>
          <table:table-cell table:formula="of:=ABS([.A73]-[.E73])" office:value-type="float" office:value="33" calcext:value-type="float">
            <text:p>33°</text:p>
          </table:table-cell>
          <table:table-cell table:style-name="ce7" table:formula="of:=IF([.F73] &gt;= 360 / [.$J$6]; &quot;Yes&quot;; &quot;&quot;)">
            <text:p/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3:Sheet1.A73">
            <calcext:condition calcext:apply-style-name="Accent" calcext:value="=0" calcext:base-cell-address="Sheet1.A3"/>
            <calcext:condition calcext:apply-style-name="Empty" calcext:value="=[.A2]" calcext:base-cell-address="Sheet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/>
    </number:number-style>
    <number:number-style style:name="N112P1" style:volatile="true">
      <number:text/>
    </number:number-style>
    <number:number-style style:name="N112" number:title="User-defined">
      <number:text/>
      <style:map style:condition="value()&gt;0" style:apply-style-name="N112P0"/>
      <style:map style:condition="value()&lt;0" style:apply-style-name="N112P1"/>
    </number:number-style>
    <number:text-style style:name="N113" number:title="User-defined">
      <number:text-content/>
      <number:text>°</number:text>
    </number:text-style>
    <number:number-style style:name="N114" number:title="User-defined">
      <number:number number:decimal-places="0" loext:min-decimal-places="0" number:min-integer-digits="1"/>
      <number:text>°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mpty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03:27:38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9T19:48:29.817000000</meta:creation-date>
    <dc:date>2020-12-20T03:27:22.013000000</dc:date>
    <meta:editing-duration>PT1H3M53S</meta:editing-duration>
    <meta:editing-cycles>4</meta:editing-cycles>
    <meta:generator>LibreOffice/6.4.0.3$Windows_X86_64 LibreOffice_project/b0a288ab3d2d4774cb44b62f04d5d28733ac6df8</meta:generator>
    <meta:document-statistic meta:table-count="1" meta:cell-count="522" meta:object-count="0"/>
  </office:meta>
</office:document-meta>
</file>